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Times New Roman1" svg:font-family="'Times New Roman'" style:font-family-generic="roman"/>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IQWD+CMBX10" fo:font-size="10pt" style:font-name-asian="VEIQWD+CMBX10" style:font-size-asian="10pt" style:font-name-complex="VEIQWD+CMBX10" style:font-size-complex="10pt"/>
    </style:style>
    <style:style style:name="P2" style:family="paragraph" style:parent-style-name="Standard">
      <style:paragraph-properties fo:text-align="start" style:justify-single-word="false" style:text-autospace="none"/>
      <style:text-properties style:font-name="VEIQWD+CMBX10" fo:font-size="11pt" style:font-name-asian="VEIQWD+CMBX10" style:font-size-asian="11pt" style:font-name-complex="VEIQWD+CMBX10" style:font-size-complex="11pt"/>
    </style:style>
    <style:style style:name="P3" style:family="paragraph" style:parent-style-name="Standard">
      <style:text-properties style:font-name="TWCZIC+CMR10" fo:font-size="11pt" style:font-name-asian="TWCZIC+CMR10" style:font-size-asian="11pt" style:font-name-complex="TWCZIC+CMR10" style:font-size-complex="11pt"/>
    </style:style>
    <style:style style:name="P4"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5" style:family="paragraph" style:parent-style-name="Standard">
      <style:paragraph-properties style:text-autospace="none"/>
      <style:text-properties style:font-name="TWCZIC+CMR10" fo:font-size="11pt" style:font-name-asian="TWCZIC+CMR10" style:font-size-asian="11pt" style:font-name-complex="TWCZIC+CMR10" style:font-size-complex="11pt"/>
    </style:style>
    <style:style style:name="P6" style:family="paragraph" style:parent-style-name="Standard">
      <style:paragraph-properties fo:text-align="start" style:justify-single-word="false" style:text-autospace="none"/>
      <style:text-properties style:font-name="DIICIJ+TimesNewRomanPS-BoldMT" fo:font-size="10pt" style:font-name-asian="DIICIJ+TimesNewRomanPS-BoldMT" style:font-size-asian="10pt" style:font-name-complex="DIICIJ+TimesNewRomanPS-BoldMT" style:font-size-complex="10pt"/>
    </style:style>
    <style:style style:name="P7" style:family="paragraph" style:parent-style-name="Standard">
      <style:text-properties style:font-name="DBSVSB+TimesNewRomanPSMT" fo:font-size="12pt" style:font-name-asian="DBSVSB+TimesNewRomanPSMT" style:font-size-asian="12pt" style:font-name-complex="DBSVSB+TimesNewRomanPSMT" style:font-size-complex="12pt"/>
    </style:style>
    <style:style style:name="P8" style:family="paragraph" style:parent-style-name="Standard">
      <style:paragraph-properties fo:text-align="start" style:justify-single-word="false" style:text-autospace="none"/>
      <style:text-properties style:font-name="DBSVSB+TimesNewRomanPSMT" fo:font-size="12pt" style:font-name-asian="DBSVSB+TimesNewRomanPSMT" style:font-size-asian="12pt" style:font-name-complex="DBSVSB+TimesNewRomanPSMT" style:font-size-complex="12pt"/>
    </style:style>
    <style:style style:name="P9" style:family="paragraph" style:parent-style-name="Standard">
      <style:paragraph-properties style:text-autospace="none"/>
      <style:text-properties style:font-name="DBSVSB+TimesNewRomanPSMT" fo:font-size="12pt" style:font-name-asian="DBSVSB+TimesNewRomanPSMT" style:font-size-asian="12pt" style:font-name-complex="DBSVSB+TimesNewRomanPSMT" style:font-size-complex="12pt"/>
    </style:style>
    <style:style style:name="P10" style:family="paragraph" style:parent-style-name="Standard">
      <style:paragraph-properties fo:text-align="start" style:justify-single-word="false"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1" style:family="paragraph" style:parent-style-name="Standard">
      <style:paragraph-properties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2" style:family="paragraph" style:parent-style-name="Standard">
      <style:paragraph-properties fo:text-align="start" style:justify-single-word="false" style:text-autospace="none"/>
      <style:text-properties style:font-name="XEYKRW+CMR12" fo:font-size="10pt" style:font-name-asian="XEYKRW+CMR12" style:font-size-asian="10pt" style:font-name-complex="XEYKRW+CMR12" style:font-size-complex="10pt"/>
    </style:style>
    <style:style style:name="P13" style:family="paragraph" style:parent-style-name="Standard">
      <style:paragraph-properties fo:text-align="start" style:justify-single-word="false" style:text-autospace="none"/>
      <style:text-properties style:font-name="XEYKRW+CMR12" fo:font-size="12pt" style:font-name-asian="XEYKRW+CMR12" style:font-size-asian="12pt" style:font-name-complex="XEYKRW+CMR12" style:font-size-complex="12pt"/>
    </style:style>
    <style:style style:name="P14" style:family="paragraph" style:parent-style-name="Standard">
      <style:paragraph-properties fo:text-align="start" style:justify-single-word="false" style:text-autospace="none"/>
    </style:style>
    <style:style style:name="P15" style:family="paragraph" style:parent-style-name="Standard">
      <style:text-properties style:font-name="RUDOTK+CMSY10" fo:font-size="12pt" style:font-name-asian="RUDOTK+CMSY10" style:font-size-asian="12pt" style:font-name-complex="RUDOTK+CMSY10" style:font-size-complex="12pt"/>
    </style:style>
    <style:style style:name="P16"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17" style:family="paragraph" style:parent-style-name="Standard">
      <style:paragraph-properties fo:text-align="start" style:justify-single-word="false" style:text-autospace="none"/>
      <style:text-properties style:text-position="sub 58%" style:font-name="TWCZIC+CMR10" fo:font-size="11pt" style:font-name-asian="TWCZIC+CMR10" style:font-size-asian="11pt" style:font-name-complex="TWCZIC+CMR10" style:font-size-complex="11pt"/>
    </style:style>
    <style:style style:name="P18" style:family="paragraph" style:parent-style-name="Standard">
      <style:paragraph-properties fo:break-before="page"/>
    </style:style>
    <style:style style:name="P19" style:family="paragraph" style:parent-style-name="Standard">
      <style:paragraph-properties fo:text-align="start" style:justify-single-word="false" fo:break-before="page" style:text-autospace="none"/>
      <style:text-properties style:font-name="TWCZIC+CMR10" fo:font-size="11pt" style:font-name-asian="TWCZIC+CMR10" style:font-size-asian="11pt" style:font-name-complex="TWCZIC+CMR10" style:font-size-complex="11pt"/>
    </style:style>
    <style:style style:name="P20"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style:font-name="TWCZIC+CMR10" fo:font-size="11pt" style:font-name-asian="TWCZIC+CMR10" style:font-size-asian="11pt" style:font-name-complex="TWCZIC+CMR10" style:font-size-complex="11pt"/>
    </style:style>
    <style:style style:name="P21" style:family="paragraph" style:parent-style-name="Standard">
      <style:paragraph-properties fo:padding="0.0291in" fo:border-left="none" fo:border-right="none" fo:border-top="none" fo:border-bottom="0.0008in solid #000000" style:join-border="false"/>
    </style:style>
    <style:style style:name="P22" style:family="paragraph" style:parent-style-name="Standard">
      <style:paragraph-properties fo:padding="0.0291in" fo:border-left="none" fo:border-right="none" fo:border-top="none" fo:border-bottom="0.0008in solid #000000" style:join-border="false"/>
      <style:text-properties style:font-name="DBSVSB+TimesNewRomanPSMT" fo:font-size="12pt" style:font-name-asian="DBSVSB+TimesNewRomanPSMT" style:font-size-asian="12pt" style:font-name-complex="DBSVSB+TimesNewRomanPSMT" style:font-size-complex="12pt"/>
    </style:style>
    <style:style style:name="P23"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style:font-name="IPTJLX+TimesNewRomanPS-ItalicMT" fo:font-size="12pt" style:font-name-asian="IPTJLX+TimesNewRomanPS-ItalicMT" style:font-size-asian="12pt" style:font-name-complex="IPTJLX+TimesNewRomanPS-ItalicMT" style:font-size-complex="12pt"/>
    </style:style>
    <style:style style:name="P24"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style:font-name="RUDOTK+CMSY10" fo:font-size="12pt" style:font-name-asian="RUDOTK+CMSY10" style:font-size-asian="12pt" style:font-name-complex="RUDOTK+CMSY10" style:font-size-complex="12pt"/>
    </style:style>
    <style:style style:name="P25" style:family="paragraph" style:parent-style-name="Standard">
      <style:paragraph-properties fo:padding="0.0291in" fo:border-left="none" fo:border-right="none" fo:border-top="none" fo:border-bottom="0.0008in solid #000000" style:join-border="false"/>
      <style:text-properties style:font-name="RUDOTK+CMSY10" fo:font-size="12pt" style:font-name-asian="RUDOTK+CMSY10" style:font-size-asian="12pt" style:font-name-complex="RUDOTK+CMSY10" style:font-size-complex="12pt"/>
    </style:style>
    <style:style style:name="P26"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style:font-name="XEYKRW+CMR12" fo:font-size="10pt" style:font-name-asian="XEYKRW+CMR12" style:font-size-asian="10pt" style:font-name-complex="XEYKRW+CMR12" style:font-size-complex="10pt"/>
    </style:style>
    <style:style style:name="P27"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style:text-position="sub 58%" style:font-name="TWCZIC+CMR10" fo:font-size="11pt" style:font-name-asian="TWCZIC+CMR10" style:font-size-asian="11pt" style:font-name-complex="TWCZIC+CMR10" style:font-size-complex="11pt"/>
    </style:style>
    <style:style style:name="P28" style:family="paragraph" style:parent-style-name="Standard">
      <style:text-properties style:text-position="0% 100%" style:font-name="Times New Roman" fo:font-size="12pt" fo:font-style="normal" style:font-name-asian="XEYKRW+CMR12" style:font-size-asian="12pt" style:font-style-asian="normal" style:font-name-complex="XEYKRW+CMR12" style:font-size-complex="12pt" style:font-style-complex="normal"/>
    </style:style>
    <style:style style:name="P29" style:family="paragraph" style:parent-style-name="Standard">
      <style:text-properties style:text-position="0% 100%" style:font-name="TWCZIC+CMR10" fo:font-size="11pt" style:font-name-asian="TWCZIC+CMR10" style:font-size-asian="11pt" style:font-name-complex="TWCZIC+CMR10" style:font-size-complex="11pt"/>
    </style:style>
    <style:style style:name="P30" style:family="paragraph" style:parent-style-name="Standard">
      <style:paragraph-properties fo:text-align="start" style:justify-single-word="false" style:text-autospace="none"/>
      <style:text-properties style:text-position="0% 100%" style:font-name="TWCZIC+CMR10" fo:font-size="11pt" style:font-name-asian="TWCZIC+CMR10" style:font-size-asian="11pt" style:font-name-complex="TWCZIC+CMR10" style:font-size-complex="11pt"/>
    </style:style>
    <style:style style:name="P31"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32" style:family="paragraph" style:parent-style-name="Standard" style:list-style-name="L1">
      <style:paragraph-properties style:text-autospace="none"/>
    </style:style>
    <style:style style:name="P33" style:family="paragraph" style:parent-style-name="Standard">
      <style:text-properties style:font-name="Times New Roman" fo:font-size="12pt" style:font-name-asian="XEYKRW+CMR12" style:font-size-asian="12pt" style:font-name-complex="XEYKRW+CMR12" style:font-size-complex="12pt"/>
    </style:style>
    <style:style style:name="P34" style:family="paragraph" style:parent-style-name="Standard">
      <style:paragraph-properties fo:text-align="start" style:justify-single-word="false" style:text-autospace="none"/>
      <style:text-properties style:font-name="XEYKRW+CMR12" fo:font-size="12pt" style:font-name-asian="XEYKRW+CMR12" style:font-size-asian="12pt" style:font-name-complex="XEYKRW+CMR12" style:font-size-complex="12pt"/>
    </style:style>
    <style:style style:name="P35" style:family="paragraph" style:parent-style-name="Standard">
      <style:text-properties fo:font-style="normal" style:font-style-asian="normal" style:font-style-complex="normal"/>
    </style:style>
    <style:style style:name="P36" style:family="paragraph" style:parent-style-name="Standard">
      <style:paragraph-properties fo:padding="0.0291in" fo:border-left="none" fo:border-right="none" fo:border-top="none" fo:border-bottom="0.0008in solid #000000" style:join-border="false"/>
      <style:text-properties style:text-position="0% 100%" style:font-name="TWCZIC+CMR10" fo:font-size="11pt" style:font-name-asian="TWCZIC+CMR10" style:font-size-asian="11pt" style:font-name-complex="TWCZIC+CMR10" style:font-size-complex="11pt"/>
    </style:style>
    <style:style style:name="P37" style:family="paragraph" style:parent-style-name="Standard">
      <style:paragraph-properties fo:padding="0.0291in" fo:border-left="none" fo:border-right="none" fo:border-top="none" fo:border-bottom="0.0008in solid #000000" style:join-border="false"/>
      <style:text-properties style:font-name="TWCZIC+CMR10" fo:font-size="11pt" style:font-name-asian="TWCZIC+CMR10" style:font-size-asian="11pt" style:font-name-complex="TWCZIC+CMR10" style:font-size-complex="11pt"/>
    </style:style>
    <style:style style:name="T1" style:family="text">
      <style:text-properties style:font-name="TWCZIC+CMR10" fo:font-size="11pt" style:font-name-asian="TWCZIC+CMR10" style:font-size-asian="11pt" style:font-name-complex="TWCZIC+CMR10" style:font-size-complex="11pt"/>
    </style:style>
    <style:style style:name="T2" style:family="text">
      <style:text-properties style:font-name="WWMJCQ+CMMI10" fo:font-size="11pt" style:font-name-asian="WWMJCQ+CMMI10" style:font-size-asian="11pt" style:font-name-complex="WWMJCQ+CMMI10" style:font-size-complex="11pt"/>
    </style:style>
    <style:style style:name="T3" style:family="text">
      <style:text-properties style:font-name="WWMJCQ+CMMI10" style:font-name-asian="WWMJCQ+CMMI10" style:font-name-complex="WWMJCQ+CMMI10"/>
    </style:style>
    <style:style style:name="T4" style:family="text">
      <style:text-properties style:font-name="RWAYIN+CMMI8" fo:font-size="8pt" style:font-name-asian="RWAYIN+CMMI8" style:font-size-asian="8pt" style:font-name-complex="RWAYIN+CMMI8" style:font-size-complex="8pt"/>
    </style:style>
    <style:style style:name="T5" style:family="text">
      <style:text-properties style:font-name="LHVXBA+CMSY10" fo:font-size="11pt" style:font-name-asian="LHVXBA+CMSY10" style:font-size-asian="11pt" style:font-name-complex="LHVXBA+CMSY10" style:font-size-complex="11pt"/>
    </style:style>
    <style:style style:name="T6" style:family="text">
      <style:text-properties style:font-name="YDEGTH+CMMI6" fo:font-size="6pt" style:font-name-asian="YDEGTH+CMMI6" style:font-size-asian="6pt" style:font-name-complex="YDEGTH+CMMI6" style:font-size-complex="6pt"/>
    </style:style>
    <style:style style:name="T7" style:family="text">
      <style:text-properties style:font-name="ULMVIT+CMTI10" fo:font-size="11pt" style:font-name-asian="ULMVIT+CMTI10" style:font-size-asian="11pt" style:font-name-complex="ULMVIT+CMTI10" style:font-size-complex="11pt"/>
    </style:style>
    <style:style style:name="T8" style:family="text">
      <style:text-properties officeooo:rsid="000d1d7f"/>
    </style:style>
    <style:style style:name="T9" style:family="text">
      <style:text-properties style:font-name="DBSVSB+TimesNewRomanPSMT" fo:font-size="12pt" style:font-name-asian="DBSVSB+TimesNewRomanPSMT" style:font-size-asian="12pt" style:font-name-complex="DBSVSB+TimesNewRomanPSMT" style:font-size-complex="12pt"/>
    </style:style>
    <style:style style:name="T10" style:family="text">
      <style:text-properties style:font-name="IPTJLX+TimesNewRomanPS-ItalicMT" fo:font-size="12pt" style:font-name-asian="IPTJLX+TimesNewRomanPS-ItalicMT" style:font-size-asian="12pt" style:font-name-complex="IPTJLX+TimesNewRomanPS-ItalicMT" style:font-size-complex="12pt"/>
    </style:style>
    <style:style style:name="T11" style:family="text">
      <style:text-properties style:font-name="IPTJLX+TimesNewRomanPS-ItalicMT" fo:font-size="8pt" style:font-name-asian="IPTJLX+TimesNewRomanPS-ItalicMT" style:font-size-asian="8pt" style:font-name-complex="IPTJLX+TimesNewRomanPS-ItalicMT" style:font-size-complex="8pt"/>
    </style:style>
    <style:style style:name="T12" style:family="text">
      <style:text-properties style:font-name="IPTJLX+TimesNewRomanPS-ItalicMT" style:font-name-asian="IPTJLX+TimesNewRomanPS-ItalicMT" style:font-name-complex="IPTJLX+TimesNewRomanPS-ItalicMT"/>
    </style:style>
    <style:style style:name="T13" style:family="text">
      <style:text-properties style:font-name="BHKTBL+Symbol" fo:font-size="9.5pt" style:font-name-asian="BHKTBL+Symbol" style:font-size-asian="9.5pt" style:font-name-complex="BHKTBL+Symbol" style:font-size-complex="9.5pt"/>
    </style:style>
    <style:style style:name="T14" style:family="text">
      <style:text-properties fo:font-size="12pt" style:font-size-asian="12pt" style:font-size-complex="12pt"/>
    </style:style>
    <style:style style:name="T15" style:family="text">
      <style:text-properties fo:font-size="12pt" style:font-size-asian="12pt" style:font-size-complex="12pt" officeooo:rsid="000e8a9a"/>
    </style:style>
    <style:style style:name="T16" style:family="text">
      <style:text-properties fo:font-size="12pt" style:font-size-asian="12pt" style:font-size-complex="12pt" officeooo:rsid="000f2a74"/>
    </style:style>
    <style:style style:name="T17" style:family="text">
      <style:text-properties fo:font-size="12pt" style:font-size-asian="12pt" style:font-size-complex="12pt" officeooo:rsid="0011088b"/>
    </style:style>
    <style:style style:name="T18" style:family="text">
      <style:text-properties fo:font-size="12pt" style:font-size-asian="12pt" style:font-size-complex="12pt" officeooo:rsid="0011b0ff"/>
    </style:style>
    <style:style style:name="T19" style:family="text">
      <style:text-properties fo:font-size="12pt" style:font-size-asian="12pt" style:font-size-complex="12pt" officeooo:rsid="00121e45"/>
    </style:style>
    <style:style style:name="T20" style:family="text">
      <style:text-properties style:font-name="OYSIOE+CMMI12" fo:font-size="12pt" style:font-name-asian="OYSIOE+CMMI12" style:font-size-asian="12pt" style:font-name-complex="OYSIOE+CMMI12" style:font-size-complex="12pt"/>
    </style:style>
    <style:style style:name="T21" style:family="text">
      <style:text-properties style:font-name="OYSIOE+CMMI12" fo:font-size="12pt" style:font-name-asian="OYSIOE+CMMI12" style:font-size-asian="12pt" style:font-name-complex="OYSIOE+CMMI12" style:font-size-complex="12pt" officeooo:rsid="000f2a74"/>
    </style:style>
    <style:style style:name="T22" style:family="text">
      <style:text-properties style:font-name="OYSIOE+CMMI12" fo:font-size="12pt" style:font-name-asian="OYSIOE+CMMI12" style:font-size-asian="12pt" style:font-name-complex="OYSIOE+CMMI12" style:font-size-complex="12pt" officeooo:rsid="0011088b"/>
    </style:style>
    <style:style style:name="T23" style:family="text">
      <style:text-properties style:font-name="OYSIOE+CMMI12" fo:font-size="12pt" style:font-name-asian="OYSIOE+CMMI12" style:font-size-asian="12pt" style:font-name-complex="OYSIOE+CMMI12" style:font-size-complex="12pt" officeooo:rsid="0011b0ff"/>
    </style:style>
    <style:style style:name="T24" style:family="text">
      <style:text-properties style:font-name="OYSIOE+CMMI12" fo:font-size="12pt" style:font-name-asian="OYSIOE+CMMI12" style:font-size-asian="12pt" style:font-name-complex="OYSIOE+CMMI12" style:font-size-complex="12pt" style:text-overline-style="solid" style:text-overline-width="auto" style:text-overline-color="font-color"/>
    </style:style>
    <style:style style:name="T25" style:family="text">
      <style:text-properties style:font-name="OYSIOE+CMMI12" fo:font-size="12pt" style:font-name-asian="OYSIOE+CMMI12" style:font-size-asian="12pt" style:font-name-complex="OYSIOE+CMMI12" style:font-size-complex="12pt" style:text-overline-style="solid" style:text-overline-width="auto" style:text-overline-color="font-color" officeooo:rsid="00121e45"/>
    </style:style>
    <style:style style:name="T26" style:family="text">
      <style:text-properties style:font-name="MFNBSB+CMMI8" fo:font-size="8pt" style:font-name-asian="MFNBSB+CMMI8" style:font-size-asian="8pt" style:font-name-complex="MFNBSB+CMMI8" style:font-size-complex="8pt"/>
    </style:style>
    <style:style style:name="T27" style:family="text">
      <style:text-properties style:font-name="MFNBSB+CMMI8" fo:font-size="8pt" style:font-name-asian="MFNBSB+CMMI8" style:font-size-asian="8pt" style:font-name-complex="MFNBSB+CMMI8" style:font-size-complex="8pt" officeooo:rsid="0011088b"/>
    </style:style>
    <style:style style:name="T28" style:family="text">
      <style:text-properties style:font-name="RUDOTK+CMSY10" fo:font-size="12pt" style:font-name-asian="RUDOTK+CMSY10" style:font-size-asian="12pt" style:font-name-complex="RUDOTK+CMSY10" style:font-size-complex="12pt"/>
    </style:style>
    <style:style style:name="T29" style:family="text">
      <style:text-properties style:font-name="RUDOTK+CMSY10" fo:font-size="12pt" style:font-name-asian="RUDOTK+CMSY10" style:font-size-asian="12pt" style:font-name-complex="RUDOTK+CMSY10" style:font-size-complex="12pt" officeooo:rsid="000f2a74"/>
    </style:style>
    <style:style style:name="T30" style:family="text">
      <style:text-properties style:font-name="RUDOTK+CMSY10" fo:font-size="12pt" style:font-name-asian="RUDOTK+CMSY10" style:font-size-asian="12pt" style:font-name-complex="RUDOTK+CMSY10" style:font-size-complex="12pt" officeooo:rsid="0011088b"/>
    </style:style>
    <style:style style:name="T31" style:family="text">
      <style:text-properties style:font-name="XPOJAY+CMMI6" fo:font-size="6pt" style:font-name-asian="XPOJAY+CMMI6" style:font-size-asian="6pt" style:font-name-complex="XPOJAY+CMMI6" style:font-size-complex="6pt"/>
    </style:style>
    <style:style style:name="T32" style:family="text">
      <style:text-properties style:font-name="Ubuntu" fo:font-size="12pt" style:font-size-asian="12pt" style:font-size-complex="12pt" officeooo:rsid="000f2a74"/>
    </style:style>
    <style:style style:name="T33" style:family="text">
      <style:text-properties style:font-name="Ubuntu" fo:font-size="12pt" style:font-size-asian="12pt" style:font-size-complex="12pt" officeooo:rsid="0011088b"/>
    </style:style>
    <style:style style:name="T34" style:family="text">
      <style:text-properties style:font-name="Ubuntu" fo:font-size="12pt" style:font-size-asian="12pt" style:font-size-complex="12pt" officeooo:rsid="0011b0ff"/>
    </style:style>
    <style:style style:name="T35" style:family="text">
      <style:text-properties style:font-name="Ubuntu" fo:font-size="12pt" style:font-size-asian="12pt" style:font-size-complex="12pt" style:text-overline-style="solid" style:text-overline-width="auto" style:text-overline-color="font-color" officeooo:rsid="000f2a74"/>
    </style:style>
    <style:style style:name="T36" style:family="text">
      <style:text-properties style:font-name="Ubuntu" fo:font-size="12pt" style:font-size-asian="12pt" style:font-size-complex="12pt" style:text-overline-style="solid" style:text-overline-width="auto" style:text-overline-color="font-color" officeooo:rsid="00121e45"/>
    </style:style>
    <style:style style:name="T37" style:family="text">
      <style:text-properties style:text-position="super 58%" fo:font-size="12pt" style:font-size-asian="12pt" style:font-size-complex="12pt" officeooo:rsid="000f2a74"/>
    </style:style>
    <style:style style:name="T38" style:family="text">
      <style:text-properties style:text-position="sub 58%" style:font-name="Ubuntu" fo:font-size="12pt" style:font-size-asian="12pt" style:font-size-complex="12pt" officeooo:rsid="000f2a74"/>
    </style:style>
    <style:style style:name="T39" style:family="text">
      <style:text-properties style:text-position="sub 58%" style:font-name="Ubuntu" fo:font-size="12pt" style:font-size-asian="12pt" style:font-size-complex="12pt" officeooo:rsid="0011088b"/>
    </style:style>
    <style:style style:name="T40" style:family="text">
      <style:text-properties style:text-position="sub 58%" style:font-name="Ubuntu" fo:font-size="12pt" style:font-size-asian="12pt" style:font-size-complex="12pt" officeooo:rsid="0011b0ff"/>
    </style:style>
    <style:style style:name="T41" style:family="text">
      <style:text-properties style:text-position="sub 58%" style:font-name="OYSIOE+CMMI12" fo:font-size="12pt" style:font-name-asian="OYSIOE+CMMI12" style:font-size-asian="12pt" style:font-name-complex="OYSIOE+CMMI12" style:font-size-complex="12pt" officeooo:rsid="0011088b"/>
    </style:style>
    <style:style style:name="T42" style:family="text">
      <style:text-properties style:text-position="sub 58%" style:font-name="OYSIOE+CMMI12" fo:font-size="12pt" style:font-name-asian="OYSIOE+CMMI12" style:font-size-asian="12pt" style:font-name-complex="OYSIOE+CMMI12" style:font-size-complex="12pt" officeooo:rsid="0011b0ff"/>
    </style:style>
    <style:style style:name="T43" style:family="text">
      <style:text-properties style:text-position="sub 58%" officeooo:rsid="00487b31"/>
    </style:style>
    <style:style style:name="T44" style:family="text">
      <style:text-properties style:text-position="sub 58%" officeooo:rsid="0049bd8b"/>
    </style:style>
    <style:style style:name="T45" style:family="text">
      <style:text-properties style:text-position="sub 58%" officeooo:rsid="004a4607"/>
    </style:style>
    <style:style style:name="T46" style:family="text">
      <style:text-properties style:text-position="sub 58%" officeooo:rsid="004a5182"/>
    </style:style>
    <style:style style:name="T47" style:family="text">
      <style:text-properties style:text-position="sub 58%" style:font-name="Times New Roman" fo:font-size="12pt" fo:font-style="normal" style:font-name-asian="XEYKRW+CMR12" style:font-size-asian="12pt" style:font-style-asian="normal" style:font-name-complex="XEYKRW+CMR12" style:font-size-complex="12pt" style:font-style-complex="normal" officeooo:rsid="004d378e"/>
    </style:style>
    <style:style style:name="T48" style:family="text">
      <style:text-properties style:text-position="sub 58%" style:font-name="Times New Roman" fo:font-size="12pt" fo:font-style="normal" style:font-name-asian="XEYKRW+CMR12" style:font-size-asian="12pt" style:font-style-asian="normal" style:font-name-complex="XEYKRW+CMR12" style:font-size-complex="12pt" style:font-style-complex="normal" officeooo:rsid="004da6aa"/>
    </style:style>
    <style:style style:name="T49" style:family="text">
      <style:text-properties style:text-position="sub 58%" style:font-name="Times New Roman" fo:font-size="12pt" fo:font-style="normal" style:font-name-asian="XEYKRW+CMR12" style:font-size-asian="12pt" style:font-style-asian="normal" style:font-name-complex="XEYKRW+CMR12" style:font-size-complex="12pt" style:font-style-complex="normal" officeooo:rsid="000f2a74"/>
    </style:style>
    <style:style style:name="T50" style:family="text">
      <style:text-properties style:text-position="sub 58%" style:font-name="Times New Roman" fo:font-size="12pt" fo:font-style="normal" style:font-name-asian="XEYKRW+CMR12" style:font-size-asian="12pt" style:font-style-asian="normal" style:font-name-complex="XEYKRW+CMR12" style:font-size-complex="12pt" style:font-style-complex="normal" officeooo:rsid="0059e0f0"/>
    </style:style>
    <style:style style:name="T51" style:family="text">
      <style:text-properties style:text-position="sub 58%" style:font-name="Times New Roman" fo:font-size="12pt" fo:font-style="normal" style:font-name-asian="XEYKRW+CMR12" style:font-size-asian="12pt" style:font-style-asian="normal" style:font-name-complex="XEYKRW+CMR12" style:font-size-complex="12pt" style:font-style-complex="normal" officeooo:rsid="005b5148"/>
    </style:style>
    <style:style style:name="T52" style:family="text">
      <style:text-properties style:text-position="sub 58%" style:font-name="Times New Roman" fo:font-size="12pt" fo:font-style="normal" style:font-name-asian="XEYKRW+CMR12" style:font-size-asian="12pt" style:font-style-asian="normal" style:font-name-complex="XEYKRW+CMR12" style:font-size-complex="12pt" style:font-style-complex="normal" officeooo:rsid="005cfe9b"/>
    </style:style>
    <style:style style:name="T53" style:family="text">
      <style:text-properties style:text-position="sub 58%" style:font-name="Times New Roman" fo:font-size="12pt" fo:font-style="normal" style:font-name-asian="XEYKRW+CMR12" style:font-size-asian="12pt" style:font-style-asian="normal" style:font-name-complex="XEYKRW+CMR12" style:font-size-complex="12pt" style:font-style-complex="normal" officeooo:rsid="00675027"/>
    </style:style>
    <style:style style:name="T54" style:family="text">
      <style:text-properties style:text-position="sub 58%" style:font-name="Times New Roman" fo:font-size="12pt" style:font-name-asian="XEYKRW+CMR12" style:font-size-asian="12pt" style:font-name-complex="XEYKRW+CMR12" style:font-size-complex="12pt" officeooo:rsid="0011088b"/>
    </style:style>
    <style:style style:name="T55" style:family="text">
      <style:text-properties style:text-position="sub 58%" style:font-name="Times New Roman" fo:font-size="12pt" style:font-name-asian="XEYKRW+CMR12" style:font-size-asian="12pt" style:font-name-complex="XEYKRW+CMR12" style:font-size-complex="12pt" officeooo:rsid="004da6aa"/>
    </style:style>
    <style:style style:name="T56" style:family="text">
      <style:text-properties style:text-position="sub 58%" style:font-name="Times New Roman" fo:font-size="12pt" style:font-name-asian="XEYKRW+CMR12" style:font-size-asian="12pt" style:font-name-complex="XEYKRW+CMR12" style:font-size-complex="12pt" officeooo:rsid="0077c9ec"/>
    </style:style>
    <style:style style:name="T57" style:family="text">
      <style:text-properties style:text-position="sub 58%" officeooo:rsid="0059e0f0"/>
    </style:style>
    <style:style style:name="T58" style:family="text">
      <style:text-properties style:text-position="sub 58%" officeooo:rsid="00654898"/>
    </style:style>
    <style:style style:name="T59" style:family="text">
      <style:text-properties style:text-position="sub 58%" officeooo:rsid="0073a42d"/>
    </style:style>
    <style:style style:name="T60" style:family="text">
      <style:text-properties style:text-position="sub 58%" style:font-name="Times New Roman1" style:text-underline-style="none" officeooo:rsid="00786420"/>
    </style:style>
    <style:style style:name="T61" style:family="text">
      <style:text-properties style:text-position="0% 100%" style:font-name="OYSIOE+CMMI12" fo:font-size="12pt" style:font-name-asian="OYSIOE+CMMI12" style:font-size-asian="12pt" style:font-name-complex="OYSIOE+CMMI12" style:font-size-complex="12pt" officeooo:rsid="0011088b"/>
    </style:style>
    <style:style style:name="T62" style:family="text">
      <style:text-properties style:text-position="0% 100%" style:font-name="Ubuntu" fo:font-size="12pt" style:font-size-asian="12pt" style:font-size-complex="12pt" officeooo:rsid="0011088b"/>
    </style:style>
    <style:style style:name="T63" style:family="text">
      <style:text-properties style:text-position="0% 100%" officeooo:rsid="00487b31"/>
    </style:style>
    <style:style style:name="T64" style:family="text">
      <style:text-properties style:text-position="0% 100%" officeooo:rsid="0049bd8b"/>
    </style:style>
    <style:style style:name="T65" style:family="text">
      <style:text-properties style:text-position="0% 100%" officeooo:rsid="004a4607"/>
    </style:style>
    <style:style style:name="T66" style:family="text">
      <style:text-properties style:text-position="0% 100%" officeooo:rsid="004a5182"/>
    </style:style>
    <style:style style:name="T67" style:family="text">
      <style:text-properties style:text-position="0% 100%" style:font-name="Times New Roman" fo:font-size="12pt" fo:font-style="normal" style:font-name-asian="XEYKRW+CMR12" style:font-size-asian="12pt" style:font-style-asian="normal" style:font-name-complex="XEYKRW+CMR12" style:font-size-complex="12pt" style:font-style-complex="normal" officeooo:rsid="004d378e"/>
    </style:style>
    <style:style style:name="T68" style:family="text">
      <style:text-properties style:text-position="0% 100%" style:font-name="Times New Roman" fo:font-size="12pt" fo:font-style="normal" style:font-name-asian="XEYKRW+CMR12" style:font-size-asian="12pt" style:font-style-asian="normal" style:font-name-complex="XEYKRW+CMR12" style:font-size-complex="12pt" style:font-style-complex="normal" officeooo:rsid="004da6aa"/>
    </style:style>
    <style:style style:name="T69" style:family="text">
      <style:text-properties style:text-position="0% 100%" style:font-name="Times New Roman" fo:font-size="12pt" fo:font-style="normal" style:font-name-asian="XEYKRW+CMR12" style:font-size-asian="12pt" style:font-style-asian="normal" style:font-name-complex="XEYKRW+CMR12" style:font-size-complex="12pt" style:font-style-complex="normal" officeooo:rsid="000f2a74"/>
    </style:style>
    <style:style style:name="T70" style:family="text">
      <style:text-properties style:text-position="0% 100%" style:font-name="Times New Roman" fo:font-size="12pt" fo:font-style="normal" style:font-name-asian="XEYKRW+CMR12" style:font-size-asian="12pt" style:font-style-asian="normal" style:font-name-complex="XEYKRW+CMR12" style:font-size-complex="12pt" style:font-style-complex="normal" officeooo:rsid="0059e0f0"/>
    </style:style>
    <style:style style:name="T71" style:family="text">
      <style:text-properties style:text-position="0% 100%" style:font-name="Times New Roman" fo:font-size="12pt" fo:font-style="normal" style:font-name-asian="XEYKRW+CMR12" style:font-size-asian="12pt" style:font-style-asian="normal" style:font-name-complex="XEYKRW+CMR12" style:font-size-complex="12pt" style:font-style-complex="normal" officeooo:rsid="005b5148"/>
    </style:style>
    <style:style style:name="T72" style:family="text">
      <style:text-properties style:text-position="0% 100%" style:font-name="Times New Roman" fo:font-size="12pt" fo:font-style="normal" style:font-name-asian="XEYKRW+CMR12" style:font-size-asian="12pt" style:font-style-asian="normal" style:font-name-complex="XEYKRW+CMR12" style:font-size-complex="12pt" style:font-style-complex="normal" officeooo:rsid="005cfe9b"/>
    </style:style>
    <style:style style:name="T73" style:family="text">
      <style:text-properties style:text-position="0% 100%" style:font-name="Times New Roman" fo:font-size="12pt" fo:font-style="normal" style:font-name-asian="XEYKRW+CMR12" style:font-size-asian="12pt" style:font-style-asian="normal" style:font-name-complex="XEYKRW+CMR12" style:font-size-complex="12pt" style:font-style-complex="normal" officeooo:rsid="00675027"/>
    </style:style>
    <style:style style:name="T74" style:family="text">
      <style:text-properties style:text-position="0% 100%" style:font-name="Times New Roman" fo:font-size="12pt" fo:font-style="normal" style:font-name-asian="XEYKRW+CMR12" style:font-size-asian="12pt" style:font-style-asian="normal" style:font-name-complex="XEYKRW+CMR12" style:font-size-complex="12pt" style:font-style-complex="normal" officeooo:rsid="007686c1"/>
    </style:style>
    <style:style style:name="T75" style:family="text">
      <style:text-properties style:text-position="0% 100%" style:font-name="Times New Roman" fo:font-size="12pt" style:font-name-asian="XEYKRW+CMR12" style:font-size-asian="12pt" style:font-name-complex="XEYKRW+CMR12" style:font-size-complex="12pt" officeooo:rsid="0011088b"/>
    </style:style>
    <style:style style:name="T76" style:family="text">
      <style:text-properties style:text-position="0% 100%" style:font-name="Times New Roman" fo:font-size="12pt" style:font-name-asian="XEYKRW+CMR12" style:font-size-asian="12pt" style:font-name-complex="XEYKRW+CMR12" style:font-size-complex="12pt" officeooo:rsid="004da6aa"/>
    </style:style>
    <style:style style:name="T77" style:family="text">
      <style:text-properties style:text-position="0% 100%" officeooo:rsid="0054f30c"/>
    </style:style>
    <style:style style:name="T78" style:family="text">
      <style:text-properties style:text-position="0% 100%" officeooo:rsid="0059e0f0"/>
    </style:style>
    <style:style style:name="T79" style:family="text">
      <style:text-properties style:text-position="0% 100%" officeooo:rsid="005b5148"/>
    </style:style>
    <style:style style:name="T80" style:family="text">
      <style:text-properties style:text-position="0% 100%" officeooo:rsid="00654898"/>
    </style:style>
    <style:style style:name="T81" style:family="text">
      <style:text-properties style:text-position="0% 100%" officeooo:rsid="0073a42d"/>
    </style:style>
    <style:style style:name="T82" style:family="text">
      <style:text-properties style:text-position="0% 100%" style:font-name="Times New Roman1" style:text-underline-style="none" officeooo:rsid="00786420"/>
    </style:style>
    <style:style style:name="T83" style:family="text">
      <style:text-properties officeooo:rsid="0016443f"/>
    </style:style>
    <style:style style:name="T84" style:family="text">
      <style:text-properties officeooo:rsid="0022c66d"/>
    </style:style>
    <style:style style:name="T85" style:family="text">
      <style:text-properties officeooo:rsid="0022d08e"/>
    </style:style>
    <style:style style:name="T86" style:family="text">
      <style:text-properties officeooo:rsid="00239874"/>
    </style:style>
    <style:style style:name="T87" style:family="text">
      <style:text-properties officeooo:rsid="000d8a25"/>
    </style:style>
    <style:style style:name="T88" style:family="text">
      <style:text-properties officeooo:rsid="00293bbf"/>
    </style:style>
    <style:style style:name="T89" style:family="text">
      <style:text-properties officeooo:rsid="002fb83c"/>
    </style:style>
    <style:style style:name="T90" style:family="text">
      <style:text-properties officeooo:rsid="00305a3b"/>
    </style:style>
    <style:style style:name="T91" style:family="text">
      <style:text-properties officeooo:rsid="00352fa7"/>
    </style:style>
    <style:style style:name="T92" style:family="text">
      <style:text-properties officeooo:rsid="003806bb"/>
    </style:style>
    <style:style style:name="T93" style:family="text">
      <style:text-properties style:font-name="Times New Roman" officeooo:rsid="003806bb"/>
    </style:style>
    <style:style style:name="T94" style:family="text">
      <style:text-properties style:font-name="Times New Roman" fo:font-size="12pt" style:font-name-asian="XEYKRW+CMR12" style:font-size-asian="12pt" style:font-name-complex="XEYKRW+CMR12" style:font-size-complex="12pt" officeooo:rsid="000f2a74"/>
    </style:style>
    <style:style style:name="T95" style:family="text">
      <style:text-properties style:font-name="Times New Roman" fo:font-size="12pt" style:font-name-asian="XEYKRW+CMR12" style:font-size-asian="12pt" style:font-name-complex="XEYKRW+CMR12" style:font-size-complex="12pt" officeooo:rsid="00388a97"/>
    </style:style>
    <style:style style:name="T96" style:family="text">
      <style:text-properties style:font-name="Times New Roman" fo:font-size="12pt" style:font-name-asian="XEYKRW+CMR12" style:font-size-asian="12pt" style:font-name-complex="XEYKRW+CMR12" style:font-size-complex="12pt" officeooo:rsid="003905db"/>
    </style:style>
    <style:style style:name="T97" style:family="text">
      <style:text-properties style:font-name="Times New Roman" fo:font-size="12pt" style:font-name-asian="XEYKRW+CMR12" style:font-size-asian="12pt" style:font-name-complex="XEYKRW+CMR12" style:font-size-complex="12pt" officeooo:rsid="0077c9ec"/>
    </style:style>
    <style:style style:name="T98" style:family="text">
      <style:text-properties style:font-name="Times New Roman" fo:font-size="12pt" style:font-name-asian="RUDOTK+CMSY10" style:font-size-asian="12pt" style:font-name-complex="RUDOTK+CMSY10" style:font-size-complex="12pt" officeooo:rsid="000f2a74"/>
    </style:style>
    <style:style style:name="T99" style:family="text">
      <style:text-properties style:font-name="Times New Roman" fo:font-size="12pt" style:font-name-asian="RUDOTK+CMSY10" style:font-size-asian="12pt" style:font-name-complex="RUDOTK+CMSY10" style:font-size-complex="12pt" officeooo:rsid="003806bb"/>
    </style:style>
    <style:style style:name="T100" style:family="text">
      <style:text-properties style:font-name="Times New Roman" fo:font-size="12pt" style:font-name-asian="RUDOTK+CMSY10" style:font-size-asian="12pt" style:font-name-complex="RUDOTK+CMSY10" style:font-size-complex="12pt" officeooo:rsid="00388a97"/>
    </style:style>
    <style:style style:name="T101" style:family="text">
      <style:text-properties style:font-name="Times New Roman" fo:font-size="12pt" style:font-name-asian="RUDOTK+CMSY10" style:font-size-asian="12pt" style:font-name-complex="RUDOTK+CMSY10" style:font-size-complex="12pt" officeooo:rsid="003905db"/>
    </style:style>
    <style:style style:name="T102" style:family="text">
      <style:text-properties style:font-name="Times New Roman" fo:font-size="12pt" style:font-name-asian="OYSIOE+CMMI12" style:font-size-asian="12pt" style:font-name-complex="OYSIOE+CMMI12" style:font-size-complex="12pt" officeooo:rsid="000f2a74"/>
    </style:style>
    <style:style style:name="T103" style:family="text">
      <style:text-properties style:font-name="Times New Roman" fo:font-size="12pt" fo:font-style="normal" style:font-name-asian="XEYKRW+CMR12" style:font-size-asian="12pt" style:font-style-asian="normal" style:font-name-complex="XEYKRW+CMR12" style:font-size-complex="12pt" style:font-style-complex="normal" officeooo:rsid="000f2a74"/>
    </style:style>
    <style:style style:name="T104" style:family="text">
      <style:text-properties style:font-name="Times New Roman" fo:font-size="12pt" fo:font-style="normal" style:font-name-asian="XEYKRW+CMR12" style:font-size-asian="12pt" style:font-style-asian="normal" style:font-name-complex="XEYKRW+CMR12" style:font-size-complex="12pt" style:font-style-complex="normal" officeooo:rsid="004d378e"/>
    </style:style>
    <style:style style:name="T105" style:family="text">
      <style:text-properties style:font-name="Times New Roman" fo:font-size="12pt" style:font-name-asian="KSRMZF+CMR12" style:font-size-asian="12pt" style:font-name-complex="KSRMZF+CMR12" style:font-size-complex="12pt" officeooo:rsid="000d8a25"/>
    </style:style>
    <style:style style:name="T106" style:family="text">
      <style:text-properties style:font-name="Times New Roman" fo:font-style="normal" style:font-style-asian="normal" style:font-style-complex="normal" officeooo:rsid="004d378e"/>
    </style:style>
    <style:style style:name="T107" style:family="text">
      <style:text-properties officeooo:rsid="004034d9"/>
    </style:style>
    <style:style style:name="T108" style:family="text">
      <style:text-properties officeooo:rsid="0041c7fa"/>
    </style:style>
    <style:style style:name="T109" style:family="text">
      <style:text-properties officeooo:rsid="00429b64"/>
    </style:style>
    <style:style style:name="T110" style:family="text">
      <style:text-properties officeooo:rsid="004313bd"/>
    </style:style>
    <style:style style:name="T111" style:family="text">
      <style:text-properties officeooo:rsid="0046b7f5"/>
    </style:style>
    <style:style style:name="T112" style:family="text">
      <style:text-properties officeooo:rsid="0047c2bc"/>
    </style:style>
    <style:style style:name="T113" style:family="text">
      <style:text-properties officeooo:rsid="00487b31"/>
    </style:style>
    <style:style style:name="T114" style:family="text">
      <style:text-properties officeooo:rsid="0049bd8b"/>
    </style:style>
    <style:style style:name="T115" style:family="text">
      <style:text-properties fo:font-style="italic" style:font-style-asian="italic" style:font-style-complex="italic" officeooo:rsid="0049bd8b"/>
    </style:style>
    <style:style style:name="T116" style:family="text">
      <style:text-properties fo:font-style="italic" style:font-style-asian="italic" style:font-style-complex="italic" officeooo:rsid="004d378e"/>
    </style:style>
    <style:style style:name="T117" style:family="text">
      <style:text-properties fo:font-style="normal" style:font-style-asian="normal" style:font-style-complex="normal" officeooo:rsid="0049bd8b"/>
    </style:style>
    <style:style style:name="T118" style:family="text">
      <style:text-properties fo:font-style="normal" style:font-style-asian="normal" style:font-style-complex="normal" officeooo:rsid="004d378e"/>
    </style:style>
    <style:style style:name="T119" style:family="text">
      <style:text-properties fo:font-style="normal" style:font-style-asian="normal" style:font-style-complex="normal" officeooo:rsid="004c68dc"/>
    </style:style>
    <style:style style:name="T120" style:family="text">
      <style:text-properties fo:font-style="normal" style:font-style-asian="normal" style:font-style-complex="normal" officeooo:rsid="004da6aa"/>
    </style:style>
    <style:style style:name="T121" style:family="text">
      <style:text-properties officeooo:rsid="004a4607"/>
    </style:style>
    <style:style style:name="T122" style:family="text">
      <style:text-properties officeooo:rsid="004a5182"/>
    </style:style>
    <style:style style:name="T123" style:family="text">
      <style:text-properties officeooo:rsid="004b71f8"/>
    </style:style>
    <style:style style:name="T124" style:family="text">
      <style:text-properties officeooo:rsid="004c68dc"/>
    </style:style>
    <style:style style:name="T125" style:family="text">
      <style:text-properties officeooo:rsid="004d378e"/>
    </style:style>
    <style:style style:name="T126" style:family="text">
      <style:text-properties officeooo:rsid="004da6aa"/>
    </style:style>
    <style:style style:name="T127" style:family="text">
      <style:text-properties officeooo:rsid="0050d657"/>
    </style:style>
    <style:style style:name="T128" style:family="text">
      <style:text-properties officeooo:rsid="0053e6dc"/>
    </style:style>
    <style:style style:name="T129" style:family="text">
      <style:text-properties officeooo:rsid="0054529f"/>
    </style:style>
    <style:style style:name="T130" style:family="text">
      <style:text-properties officeooo:rsid="0054f30c"/>
    </style:style>
    <style:style style:name="T131" style:family="text">
      <style:text-properties officeooo:rsid="00560459"/>
    </style:style>
    <style:style style:name="T132" style:family="text">
      <style:text-properties officeooo:rsid="0057d9e9"/>
    </style:style>
    <style:style style:name="T133" style:family="text">
      <style:text-properties officeooo:rsid="0059e0f0"/>
    </style:style>
    <style:style style:name="T134" style:family="text">
      <style:text-properties officeooo:rsid="005cfe9b"/>
    </style:style>
    <style:style style:name="T135" style:family="text">
      <style:text-properties officeooo:rsid="00613c72"/>
    </style:style>
    <style:style style:name="T136" style:family="text">
      <style:text-properties officeooo:rsid="0062e3cf"/>
    </style:style>
    <style:style style:name="T137" style:family="text">
      <style:text-properties officeooo:rsid="00654898"/>
    </style:style>
    <style:style style:name="T138" style:family="text">
      <style:text-properties officeooo:rsid="00675027"/>
    </style:style>
    <style:style style:name="T139" style:family="text">
      <style:text-properties officeooo:rsid="0069331e"/>
    </style:style>
    <style:style style:name="T140" style:family="text">
      <style:text-properties officeooo:rsid="006982de"/>
    </style:style>
    <style:style style:name="T141" style:family="text">
      <style:text-properties officeooo:rsid="006c7496"/>
    </style:style>
    <style:style style:name="T142" style:family="text">
      <style:text-properties officeooo:rsid="006e1995"/>
    </style:style>
    <style:style style:name="T143" style:family="text">
      <style:text-properties officeooo:rsid="006fc759"/>
    </style:style>
    <style:style style:name="T144" style:family="text">
      <style:text-properties officeooo:rsid="0073a42d"/>
    </style:style>
    <style:style style:name="T145" style:family="text">
      <style:text-properties officeooo:rsid="00743d99"/>
    </style:style>
    <style:style style:name="T146" style:family="text">
      <style:text-properties officeooo:rsid="0075e6a2"/>
    </style:style>
    <style:style style:name="T147" style:family="text">
      <style:text-properties officeooo:rsid="00762e3e"/>
    </style:style>
    <style:style style:name="T148" style:family="text">
      <style:text-properties officeooo:rsid="0077c9ec"/>
    </style:style>
    <style:style style:name="T149" style:family="text">
      <style:text-properties officeooo:rsid="00786420"/>
    </style:style>
    <style:style style:name="T150" style:family="text">
      <style:text-properties style:font-name="Times New Roman1" officeooo:rsid="00786420"/>
    </style:style>
    <style:style style:name="T151" style:family="text">
      <style:text-properties officeooo:rsid="0078938f"/>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neral Response</text:p>
      <text:p text:style-name="Standard"/>
      <text:p text:style-name="Standard"><text:span text:style-name="T130">Based o</text:span><text:span text:style-name="T133">n the </text:span><text:span text:style-name="T130">reviewers' comments </text:span><text:span text:style-name="T133"><text:s/>we have made several major changes to the text/</text:span></text:p>
      <text:p text:style-name="Standard"><text:span text:style-name="T133">First, we have changed the tracer subscripts to try to make it easier to follow the various tracer quantities we refer to. <text:s/>We have changed the mean core and environment tracer values from </text:span><text:span text:style-name="T103">φ</text:span><text:span text:style-name="T57">c</text:span><text:span text:style-name="T78"> and </text:span><text:span text:style-name="T69">φ</text:span><text:span text:style-name="T57">e</text:span><text:span text:style-name="T78"> to </text:span><text:span text:style-name="T69">φ</text:span><text:span text:style-name="T57">core</text:span><text:span text:style-name="T78"> and </text:span><text:span text:style-name="T69">φ</text:span><text:span text:style-name="T57">env</text:span><text:span text:style-name="T78">. <text:s/>In the original text we confusingly referred at various times to the mean shell value, the </text:span><text:span text:style-name="T79">'effective' </text:span><text:span text:style-name="T78">tracer entrainment value </text:span><text:span text:style-name="T79">calculated directly from fluxes</text:span><text:span text:style-name="T78">, and the tracer entrainment value used in the correction, as “</text:span><text:span text:style-name="T69">φ</text:span><text:span text:style-name="T50">E</text:span><text:span text:style-name="T70">”. <text:s/></text:span><text:span text:style-name="T71">We have changed this so the mean shell and edge tracer values are denoted by <text:s/></text:span><text:span text:style-name="T69">φ</text:span><text:span text:style-name="T51">shell</text:span><text:span text:style-name="T71"> and </text:span><text:span text:style-name="T69">φ</text:span><text:span text:style-name="T51">edge</text:span><text:span text:style-name="T71">, the directly calculated values are denoted by <text:s/></text:span><text:span text:style-name="T69">φ</text:span><text:span text:style-name="T51">entrain</text:span><text:span text:style-name="T71"> and </text:span><text:span text:style-name="T69">φ</text:span><text:span text:style-name="T51">detrain</text:span><text:span text:style-name="T71">, and the values in the correction equations are denoted by </text:span><text:span text:style-name="T69">φ</text:span><text:span text:style-name="T51">E</text:span><text:span text:style-name="T71"> and </text:span><text:span text:style-name="T69">φ</text:span><text:span text:style-name="T51">D</text:span><text:span text:style-name="T71">. <text:s/>These subscripts are now included in the Appendix, which also gives definitions of the various entrainment and detrainment rates we calculate along with their units and the location of their initial reference <text:s/>in the paper.</text:span></text:p>
      <text:p text:style-name="P28"/>
      <text:p text:style-name="Standard"><text:span text:style-name="T71">Second, we have adopted a more consistent nomenclature for the entrainment and detrainment values. <text:s/></text:span><text:span text:style-name="T72"><text:s text:c="2"/></text:span><text:span text:style-name="T71">The entrainment and detrainment we calculate directly from model velocity and tracer fields we refer to as “direct” entrainment and detrainment, E</text:span><text:span text:style-name="T51">d</text:span><text:span text:style-name="T71"> and D</text:span><text:span text:style-name="T51">d</text:span><text:span text:style-name="T71">. <text:s/>Any entrainment or detrainment values that depend upon a tracer budget are subscripted with the tracer: E</text:span><text:span text:style-name="T49">φ</text:span><text:span text:style-name="T71"> and D</text:span><text:span text:style-name="T49">φ</text:span><text:span text:style-name="T71">. <text:s/>The values we calculate using Siebesma and Cuijper's (1995) bulk-tracer budget calculation method we refer to as “Siebesma tracer budget” entrainment and detrainment, E</text:span><text:span text:style-name="T49">φ</text:span><text:span text:style-name="T51">S</text:span><text:span text:style-name="T71"> and D</text:span><text:span text:style-name="T49">φ</text:span><text:span text:style-name="T51">S</text:span><text:span text:style-name="T71">. <text:s/>The values we calculate using Romps (2010) bulk-tracer budget calculation method we refer to as “Romps tracer budget” entrainment and detrainment, E</text:span><text:span text:style-name="T49">φ</text:span><text:span text:style-name="T51">R</text:span><text:span text:style-name="T71"> and D</text:span><text:span text:style-name="T49">φ</text:span><text:span text:style-name="T51">R</text:span><text:span text:style-name="T71">. <text:s/>The values we calculate </text:span><text:span text:style-name="T72">by transforming E</text:span><text:span text:style-name="T52">d</text:span><text:span text:style-name="T72"> and D</text:span><text:span text:style-name="T52">d</text:span><text:span text:style-name="T72"> using our correction equations we refer to as “transformed” entrainment and detrainment, E</text:span><text:span text:style-name="T49">φ</text:span><text:span text:style-name="T52">T</text:span><text:span text:style-name="T49"> </text:span><text:span text:style-name="T72"><text:s/>and D</text:span><text:span text:style-name="T49">φ</text:span><text:span text:style-name="T52">T</text:span><text:span text:style-name="T69">.</text:span><text:span text:style-name="T71"> </text:span><text:span text:style-name="T72">When making statements that are generally true about the entrainment and detrainment fields, we simply write E and D without subscripts.</text:span></text:p>
      <text:p text:style-name="Standard"/>
      <text:p text:style-name="Standard">Third, we have added a discussion section where we address the reviewers questions concerning the effect precipitation has upon our calculations and specific recommendations of how to use our calculations in GCM parameterizations.</text:p>
      <text:p text:style-name="Standard"/>
      <text:p text:style-name="Standard">Fourth, we have explicitly described our motivation for wanting to transform the direct entrainment values into tracer budget values in the introduction, the derivation of the transform itself, and the discussion section.</text:p>
      <text:p text:style-name="Standard"/>
      <text:p text:style-name="Standard"><text:span text:style-name="T134">Fifth, we have </text:span><text:span text:style-name="T138">added a new figure 1 to help motivate our analysis, and </text:span><text:span text:style-name="T134">split </text:span><text:span text:style-name="T138">the old </text:span><text:span text:style-name="T134">figure </text:span><text:span text:style-name="T138">1</text:span><text:span text:style-name="T134"> into two figures, one for the transformed </text:span><text:span text:style-name="T72">E</text:span><text:span text:style-name="T49">φ</text:span><text:span text:style-name="T52">T</text:span><text:span text:style-name="T134"> using shell/edge values (now Figure 2), and one for <text:s/></text:span><text:span text:style-name="T72">E</text:span><text:span text:style-name="T49">φ</text:span><text:span text:style-name="T52">T </text:span><text:span text:style-name="T72">using directly calculated tracer entrain/detrain values (Figure 3). <text:s text:c="2"/>We have added a figure 4 to help explain the errors in the bulk tracer budget calculations which lead to disagreements between the Romps tracer budget and Siebesma tracer budget entrainment and detrainment values. The old</text:span><text:span text:style-name="T73"> </text:span><text:span text:style-name="T72">figure 2 has now been modified as Figure 5</text:span><text:span text:style-name="T73">, </text:span><text:span text:style-name="T72">reflect</text:span><text:span text:style-name="T73">ing</text:span><text:span text:style-name="T72"> our realization that </text:span><text:span text:style-name="T73">it</text:span><text:span text:style-name="T72"> is </text:span><text:span text:style-name="T73">easier</text:span><text:span text:style-name="T72"> to present the effects of the transformation equations </text:span><text:span text:style-name="T73">by just displaying the E</text:span><text:span text:style-name="T53">w </text:span><text:span text:style-name="T73">and D</text:span><text:span text:style-name="T53">W</text:span><text:span text:style-name="T73"> values they produce</text:span><text:span text:style-name="T72"> (panels 5b and 5c)</text:span></text:p>
      <text:p text:style-name="P18">Response to Reviewer A</text:p>
      <text:p text:style-name="P2"/>
      <text:p text:style-name="P2">Major Revisions</text:p>
      <text:p text:style-name="P2"/>
      <text:p text:style-name="P4">1. The clarity of the manuscript needs to be improved. Numerous specific comments are listed below under minor revisions.</text:p>
      <text:p text:style-name="P4"/>
      <text:p text:style-name="Standard">We have responded to each specific comment below.</text:p>
      <text:p text:style-name="P20"/>
      <text:p text:style-name="P4"/>
      <text:p text:style-name="P4">2. The last section should include a clear, concise, and complete summary of your recommendations for how to use ’direct measurements’ from LES of entrainment into and detrainment out of cloud cores to improve the representation of entrainment and detrainment in GCM shallow cumulus parameterizations. Write it so that someone who reads only the abstract and introduction can understand it.</text:p>
      <text:p text:style-name="P4"/>
      <text:p text:style-name="P4">3. The last section should include a clear, concise, and complete summary of your recommendations for improving the representation of entrainment and detrainment in GCM shallow cumulus parameterizations. Write it so that someone who reads only the abstract and introduction can understand it.</text:p>
      <text:p text:style-name="P4"/>
      <text:p text:style-name="Standard"><text:span text:style-name="T108">These comments appear to have been duplicated, so we will respond to them as one comment. <text:s/>We have added our recommendations to the</text:span><text:span text:style-name="T139"> </text:span><text:span text:style-name="T108">discussion </text:span><text:span text:style-name="T139">and </text:span><text:span text:style-name="T139">conclusion </text:span><text:span text:style-name="T108">section</text:span><text:span text:style-name="T139">s</text:span><text:span text:style-name="T108">.</text:span></text:p>
      <text:p text:style-name="P20"/>
      <text:p text:style-name="P4"/>
      <text:p text:style-name="P2">Minor Revisions (new locations in parentheses)</text:p>
      <text:p text:style-name="P4"/>
      <text:p text:style-name="P4">1. p 1, line 1: Change ’entrainment and detrainment rates from LES’ to ’rates of entrainment into and detrainment from cloud cores obtained from LES’. <text:s/>(p1, l2)</text:p>
      <text:p text:style-name="P4"/>
      <text:p text:style-name="P4">2. p 1, line 7: Change ’clouds’ to ’cloud cores’. (p1, l5)</text:p>
      <text:p text:style-name="P4"/>
      <text:p text:style-name="P4">3. p 1, paragraph 2, line 1: change ’clouds’ to ’cumulus clouds’ (p1, l14)</text:p>
      <text:p text:style-name="P4"/>
      <text:p text:style-name="P4">4. p 1, paragraph 3, line 1: change ’a primary tool’ to ’the primary tool’ (p2, l 15)</text:p>
      <text:p text:style-name="P4"/>
      <text:p text:style-name="P4">5. p 2, line 2: Explain what is being entrained and detrained: Mass? Tracers? (p 2,l 19)</text:p>
      <text:p text:style-name="P4"/>
      <text:p text:style-name="P4">6. p 2, paragraph 2, line 2 from bottom: The terms ”bulk tracer entrainment” and ”bulk tracer detrainment” are ambiguous, especially with the subscript . They should be precisely defined when they are first used in Eqs (1) and (2). Are <text:span text:style-name="T3">E</text:span><text:span text:style-name="T4"> </text:span>and <text:span text:style-name="T3">D</text:span><text:span text:style-name="T4"> </text:span>the entrainment/detrainment rates of a tracer ? Or entrainment/detrainment of mass deduced from a tracer ? </text:p>
      <text:p text:style-name="P4"/>
      <text:p text:style-name="P4">7. p 2, paragraph 2, lines 1, 3, and 5: Explain what is being entrained and detrained: Mass? Tracers?</text:p>
      <text:p text:style-name="P4"/>
      <text:p text:style-name="Standard">Done. <text:s/>(p 3, l8-9) and (p 3, l15, 17, 18)</text:p>
      <text:p text:style-name="P21"/>
      <text:p text:style-name="Standard"/>
      <text:p text:style-name="P4"/>
      <text:p text:style-name="P1"><text:soft-page-break/><text:span text:style-name="T1">8. p 2, line 1 from bottom: I suggest explaining </text:span><text:span text:style-name="T2">e </text:span><text:span text:style-name="T5">− </text:span><text:span text:style-name="T2">d </text:span><text:span text:style-name="T1">given by Eq (3) in words. The units of </text:span><text:span text:style-name="T2">e</text:span><text:span text:style-name="T5">−</text:span><text:span text:style-name="T2">d </text:span><text:span text:style-name="T1">are the same as those of </text:span><text:span text:style-name="T2">E</text:span><text:span text:style-name="T4"> </text:span><text:span text:style-name="T1">and </text:span><text:span text:style-name="T2">D</text:span><text:span text:style-name="T4"> </text:span><text:span text:style-name="T1">but it is a very different quantity. <text:s/>As a result, it is very confusing to say that ”Alternatively, entrainment and detrainment can be calculated directly from LES” and then present an equation for </text:span><text:span text:style-name="T2">e </text:span><text:span text:style-name="T5">− </text:span><text:span text:style-name="T2">d</text:span><text:span text:style-name="T1">. <text:s/>The notation used in Eq (3) is not consistent with that used in Eqs (1) and (2) either. One might think that these variables are large-scale variables, whereas they are actually small-scale variables.</text:span></text:p>
      <text:p text:style-name="P4"/>
      <text:p text:style-name="Standard">We have rearranged the description of the variables in this equation so that we describe the local nature </text:p>
      <text:p text:style-name="Standard">of the e and d field, and the fact that e and d must be summed to generate E and D, <text:s/>before we present the equation for e-d. (p3, <text:s/>l17)</text:p>
      <text:p text:style-name="P20"/>
      <text:p text:style-name="P4"/>
      <text:p text:style-name="P1"><text:span text:style-name="T1">9. p 3, line 4: Explain how the activity </text:span><text:span text:style-name="T5">A </text:span><text:span text:style-name="T1">is defined so that </text:span><text:span text:style-name="T2">E</text:span><text:span text:style-name="T4">d </text:span><text:span text:style-name="T1">and </text:span><text:span text:style-name="T2">D</text:span><text:span text:style-name="T4">d </text:span><text:span text:style-name="T1">are cloud core entrainment and detrainment rates? Explain what the subscript </text:span><text:span text:style-name="T2">d </text:span><text:span text:style-name="T1">indicates.</text:span></text:p>
      <text:p text:style-name="P14"/>
      <text:p text:style-name="P14"><text:span text:style-name="T84">We have made explicit that the subscript d denotes entrainment or detrainment rates directly calculated from model </text:span><text:span text:style-name="T88">mass flux and tracer</text:span><text:span text:style-name="T84"> fields. <text:s/>However, we believe that the activity A is defined as clearly as is possible: </text:span><text:span text:style-name="T85">that A is 1 at cloud core points (which we define above, in the description of the bulk tracer budget calculation) and 0 otherwise. <text:s/>Perhaps the inclusion of the term “active” in front of “core points” was confusing; we wished to indicate the rationale for calling A the activity. <text:s/>If the reader is still confused by our description, we feel they should go to the original Romps (2010) paper for a full </text:span><text:span text:style-name="T86">explanation</text:span><text:span text:style-name="T85"> of the technique. <text:s/>(p3 l19 and Appendix) (p 4, l2)</text:span></text:p>
      <text:p text:style-name="P20"/>
      <text:p text:style-name="P4"/>
      <text:p text:style-name="P4">10. p 3, paragraph 2, line 4: ”This assumption” is ambiguous; clarify.</text:p>
      <text:p text:style-name="P4"/>
      <text:p text:style-name="Standard">Done (p4, l10)</text:p>
      <text:p text:style-name="P20"/>
      <text:p text:style-name="P4"/>
      <text:p text:style-name="P4">11. p 3, paragraph 3, lines 1-2: Explain/discuss the role that entrainment/detrainment rates of mass and other quantities play in GCM parameterizations. For example, their impact on cloud mass flux profiles and compensating subsidence in the environment of a cumulus ensemble, the buoyancy of cumulus updrafts in a cumulus parameterization, and detrainment of water vapor.</text:p>
      <text:p text:style-name="P4"/>
      <text:p text:style-name="Standard">We have added this discussion to the very start of paper, which we thought was a more appropriate place for it. <text:s/>(p2, l6)</text:p>
      <text:p text:style-name="P20"/>
      <text:p text:style-name="P4"/>
      <text:p text:style-name="P4">12. p 3, paragraph 3, lines 3-4: Change ’methods’ to ’two methods’. Change ’show the’ to ’show that the’. Change ’entrainment rates’ to ’local entrainment rates’.</text:p>
      <text:p text:style-name="P4"/>
      <text:p text:style-name="P4">13. p 4, lines 7, 9: Change ’resolution’ to ’size’.</text:p>
      <text:p text:style-name="P4"/>
      <text:p text:style-name="P4">14. p 4, paragraph 2, lines 2-3: ’entrainment and detrainment’ of what? Mass? Define mass fluxes.</text:p>
      <text:p text:style-name="P4"/>
      <text:p text:style-name="Standard">Done <text:s/>(p4, l18), (p 5, l15), (p5, l20)</text:p>
      <text:p text:style-name="P20"/>
      <text:p text:style-name="P4"/>
      <text:p text:style-name="P19"/>
      <text:p text:style-name="P4">15. p 4, paragraph 2, li 3: ’Tracer entrainment rates’ is ambiguous: entrainment of tracers? Or entrainment derived from tracer budets?</text:p>
      <text:p text:style-name="P4"/>
      <text:p text:style-name="Standard">This was meant to indicate entrainment rate of tracers. We have modified the text to make this clear.</text:p>
      <text:p text:style-name="P20">(p 5, l21)</text:p>
      <text:p text:style-name="P4"/>
      <text:p text:style-name="P4">16. p 4, paragraph 2, line 5: Momentum is not usually considered to be a tracer.</text:p>
      <text:p text:style-name="P4"/>
      <text:p text:style-name="Standard">We have removed the word tracer. (p 6, l2)</text:p>
      <text:p text:style-name="P20"/>
      <text:p text:style-name="P4"/>
      <text:p text:style-name="P4">17. p 4, line 4 from bottom: Explain what is meant by ’averaged in the same way as equation 3’ since Eq 3 is not averaged. </text:p>
      <text:p text:style-name="P4"/>
      <text:p text:style-name="P4">18. p 4, lines 3-4 from bottom: Define ’entrainment fluxes’ and ’flux averaging’. <text:s/></text:p>
      <text:p text:style-name="P4"/>
      <text:p text:style-name="Standard">Done <text:span text:style-name="T1">(p6, l6), (p6, l8)</text:span></text:p>
      <text:p text:style-name="P20"/>
      <text:p text:style-name="P4"/>
      <text:p text:style-name="P4">19. p 5, line 2: ’Tracer entrainment and detrainment’ is ambiguous: entrainment of tracers? Or entrainment derived from tracer budets?</text:p>
      <text:p text:style-name="P4"/>
      <text:p text:style-name="Standard">Entrainment and detrainment of tracers; we have changed the text to make this clear. (p6, l14)</text:p>
      <text:p text:style-name="P20"/>
      <text:p text:style-name="P4"/>
      <text:p text:style-name="P4">20. p 5, paragraph 2, line 1: ’Entrainment and detrainment’ of what?</text:p>
      <text:p text:style-name="P4"/>
      <text:p text:style-name="Standard">Bulk tracer budget estimates of mass entrainment and detrainment; we have changed the text to make this clear. (p6, l19)</text:p>
      <text:p text:style-name="P20"/>
      <text:p text:style-name="P4"/>
      <text:p text:style-name="P4">21. p 5, paragraph 2, line 2: It might help to express in words the mathematical expressions for <text:span text:style-name="T4">E </text:span>and <text:span text:style-name="T4">D</text:span>. The subscript <text:span text:style-name="T3">d </text:span>in these expressions is confusing.</text:p>
      <text:p text:style-name="P4"/>
      <text:p text:style-name="P4">22. p 5, paragraph 3, line 4: ”Correlations” might be clearer than ”Reynolds fluxes.”</text:p>
      <text:p text:style-name="P4"/>
      <text:p text:style-name="P4">23. p 6, line 1: Change ’equation’ to ’equations’.</text:p>
      <text:p text:style-name="P4"/>
      <text:p text:style-name="P4">24. p 6, line 5: Change ’value’ to ’values’.</text:p>
      <text:p text:style-name="P4"/>
      <text:p text:style-name="P4">25. p 6, paragraph 1: Explain/justify your modifications to Eqs. (5) and (6)</text:p>
      <text:p text:style-name="P4"/>
      <text:p text:style-name="Standard">Done (p10, l18), (p10, l2), <text:s/>(p8, l5), (p8, l9), (p8, l8)</text:p>
      <text:p text:style-name="P20"/>
      <text:p text:style-name="P4"/>
      <text:p text:style-name="P4">26. p 6, Eq. (7): It might make the paper clearer if Eq. (7) was shown before Eqs. (1) and (2), and if you explained how Eq. (7) is related to Eq. (3).</text:p>
      <text:p text:style-name="P4"/>
      <text:p text:style-name="Standard">We have moved Eq 7 to the start of the paper, and we have added a few lines in the description of Equation (3) relating it to the continuity equation. (p2, l1), (p8, l11)</text:p>
      <text:p text:style-name="P20"><text:soft-page-break/></text:p>
      <text:p text:style-name="P4"/>
      <text:p text:style-name="P4">27. p 6, Eqs. (8) and (9): Explain how these are derived: What equations are used?</text:p>
      <text:p text:style-name="P4"/>
      <text:p text:style-name="Standard"><text:span text:style-name="T105">We have mentioned the use of the chain rule (p 8, l12)</text:span></text:p>
      <text:p text:style-name="P20"/>
      <text:p text:style-name="P4"/>
      <text:p text:style-name="P1"><text:span text:style-name="T1">28. p 6, last line - p 7, line 1: ”Correcting </text:span><text:span text:style-name="T2">E</text:span><text:span text:style-name="T4">d </text:span><text:span text:style-name="T1">and </text:span><text:span text:style-name="T2">D</text:span><text:span text:style-name="T4">d </text:span><text:span text:style-name="T1">. . . ” does not make sense to me. <text:s/>Perhaps ”Calculating </text:span><text:span text:style-name="T2">E</text:span><text:span text:style-name="T4">d </text:span><text:span text:style-name="T1">and </text:span><text:span text:style-name="T2">D</text:span><text:span text:style-name="T4">d </text:span><text:span text:style-name="T1">. . . ” would be better.</text:span></text:p>
      <text:p text:style-name="P4"/>
      <text:p text:style-name="Standard">This is a very good suggestion. <text:s/>Changed, (p9 l1-13)</text:p>
      <text:p text:style-name="P20"/>
      <text:p text:style-name="P4"/>
      <text:p text:style-name="P4">29. p 7, paragraph 2, line 1: It is not clear whether ’Including the effect’ means ’Also including the effect’ or ’Only including the effect’.</text:p>
      <text:p text:style-name="P4"/>
      <text:p text:style-name="Standard">This was intended to imply “Also including the effect”. <text:s/>The text has been changed to make this clear.</text:p>
      <text:p text:style-name="Standard">(Section 6 (p10, l2)</text:p>
      <text:p text:style-name="P20"/>
      <text:p text:style-name="P4"/>
      <text:p text:style-name="P4">30. p 7, paragraph 3, lines 1-2: Overcorrection in calculating what? Clarify.</text:p>
      <text:p text:style-name="P4"/>
      <text:p text:style-name="Standard"><text:span text:style-name="T140">W</text:span><text:span text:style-name="T133">e </text:span><text:span text:style-name="T140">have rewritten this section for clarity. (p13, l5)</text:span></text:p>
      <text:p text:style-name="P20"/>
      <text:p text:style-name="P4"/>
      <text:p text:style-name="P4">31. p 7, paragraph 3, lines 2-3: Explain how and why Eqs (12) and (13) differ, and what they are an alternative to.</text:p>
      <text:p text:style-name="P4"/>
      <text:p text:style-name="P4">32. p 7, paragraph 3, last 3 lines: Explain/show how the Romps bulk tracer formulation agrees.</text:p>
      <text:p text:style-name="P4"/>
      <text:p text:style-name="P4">33. p 7, last paragraph - p 8, first paragraph : Clarify this section: There are two terms in Siebesma’s calculation (Eqs 5 and 6?) that involve vertical tracer fluxes: State which you referring to. Explain what is being calculated by Romps. Explain the numerical problems that are implied.</text:p>
      <text:p text:style-name="P4"/>
      <text:p text:style-name="Standard"><text:span text:style-name="T141">Done. <text:s/>We have expanded </text:span><text:span text:style-name="T142">and rearranged </text:span><text:span text:style-name="T141">this section considerably </text:span><text:span text:style-name="T142">for clarity. (starting at p. 12, l2)</text:span></text:p>
      <text:p text:style-name="P20"/>
      <text:p text:style-name="P4"/>
      <text:p text:style-name="P4">34. p 8, paragraph 2: Define ’edge’ and ’shell’.</text:p>
      <text:p text:style-name="P4"/>
      <text:p text:style-name="Standard"><text:span text:style-name="T89">Those terms are </text:span><text:span text:style-name="T143">already </text:span><text:span text:style-name="T89">defined on page 5. <text:s/></text:span><text:span text:style-name="T143">We have expanded the initial definition of these terms to make them more prominent. <text:s/>(p7, l18)</text:span></text:p>
      <text:p text:style-name="P20"/>
      <text:p text:style-name="P4"/>
      <text:p text:style-name="P4">35. p 8, paragraph 4, line 3: ”Much larger effect than B” on what?</text:p>
      <text:p text:style-name="P4"/>
      <text:p text:style-name="P4">36. p 8, last line: This statement seems to disagree with with that two lines above.</text:p>
      <text:p text:style-name="P4"/>
      <text:p text:style-name="P4">37. p 8, last line - p 9, line 1: Explain why you want to do this.</text:p>
      <text:p text:style-name="P4"/>
      <text:p text:style-name="Standard"><text:soft-page-break/><text:span text:style-name="T137">We have removed this section an replaced it with an explicit calculation of the E</text:span><text:span text:style-name="T58">wT</text:span><text:span text:style-name="T80"> and D</text:span><text:span text:style-name="T58">wT</text:span><text:span text:style-name="T80"> values to show how they are different from the values for q</text:span><text:span text:style-name="T58">t </text:span><text:span text:style-name="T80">and h. <text:s/>(Section 4, p 14, l16)</text:span></text:p>
      <text:p text:style-name="P36"/>
      <text:p text:style-name="P29"/>
      <text:p text:style-name="P4">38. p 9, paragraph 2, last sentence: This is an important conclusion, and could be used to motivate a discussion (perhaps in section 4) of what exactly is entrainment?</text:p>
      <text:p text:style-name="P4"/>
      <text:p text:style-name="Standard">We have moved this statement to the discussion and expanded out statements about entrainment values.</text:p>
      <text:p text:style-name="P20">(Section 6, p 17)</text:p>
      <text:p text:style-name="P4"/>
      <text:p text:style-name="P14"><text:span text:style-name="T1">39. p 9, line 4 from bottom: Change ’values </text:span><text:span text:style-name="T2">e</text:span><text:span text:style-name="T1">’ to ’values of </text:span><text:span text:style-name="T2">e</text:span><text:span text:style-name="T1">’. Define </text:span><text:span text:style-name="T2">e</text:span><text:span text:style-name="T4">q</text:span><text:span text:style-name="T6">t </text:span><text:span text:style-name="T1">and </text:span><text:span text:style-name="T2">e</text:span><text:span text:style-name="T4">w</text:span><text:span text:style-name="T1">.</text:span></text:p>
      <text:p text:style-name="P4"/>
      <text:p text:style-name="P4">40. p 9, line 3 from bottom: Change ”Romps” to ”Romps’”.</text:p>
      <text:p text:style-name="P4"/>
      <text:p text:style-name="P4">41. p 9, last line: Change ’method we’ to ’method that we’.</text:p>
      <text:p text:style-name="P4"/>
      <text:p text:style-name="P4">42. p 10, line 2: Change ’are produced’ to ’those produced’.</text:p>
      <text:p text:style-name="P4"/>
      <text:p text:style-name="P4">43. p 10, paragraph 2, line 1: State which fields are being examined.</text:p>
      <text:p text:style-name="P4"/>
      <text:p text:style-name="Standard">Done.<text:span text:style-name="T1"> (p16, l13), (p16, l12), (p16, l10), (p16, l12), (p16, l15)</text:span></text:p>
      <text:p text:style-name="P4"/>
      <text:p text:style-name="P4">44. p 10, paragraph 2, line 8: This is a nice elucidation of an ”entrainment” process that occurs when one uses ”cloud core” as a proxy for turbulent flow.</text:p>
      <text:p text:style-name="P4"/>
      <text:p text:style-name="Standard">T<text:span text:style-name="T90">hank you, (now p17, l1)</text:span></text:p>
      <text:p text:style-name="P20"/>
      <text:p text:style-name="P4"/>
      <text:p text:style-name="P4">45. p 10, paragraph 3, line 1: State what kind of variability: temporal, it seems in this case.</text:p>
      <text:p text:style-name="P4"/>
      <text:p text:style-name="Standard"><text:span text:style-name="T90">Done. <text:s/></text:span><text:span text:style-name="T128">It is indeed temporal variability we refer to. (p15, l17)</text:span></text:p>
      <text:p text:style-name="P20"/>
      <text:p text:style-name="P4"/>
      <text:p text:style-name="P4">46. p 11, paragraph 2, line 1: ”Entrainment and detrainment” of what?</text:p>
      <text:p text:style-name="P4"/>
      <text:p text:style-name="Standard">Mass; we have changed the text to reflect this. (p20, l11)</text:p>
      <text:p text:style-name="P20"/>
      <text:p text:style-name="P4"/>
      <text:p text:style-name="P4">47. p 11, paragraph 2, last sentence: Elaborate/explain this important conclusion. E.g., what aspects of shallow convection parameterizations would be improved?</text:p>
      <text:p text:style-name="P4"/>
      <text:p text:style-name="Standard">Done. (p20, l19)</text:p>
      <text:p text:style-name="P21"/>
      <text:p text:style-name="P3"/>
      <text:p text:style-name="P3"/>
      <text:p text:style-name="P3"/>
      <text:p text:style-name="P4">48. p 11, paragraph 3, line 2: I am confused by the term ’moist’: do you mean unsaturated? <text:s/>Saturated? Containing liquid water? </text:p>
      <text:p text:style-name="P4"/>
      <text:p text:style-name="Standard">We simply intended to indicate they had higher humidity than average parcels at their level, but in the interests of precision we have changed this sentence to refer to saturated parcels. <text:span text:style-name="T1"><text:s/>(p20, l16)</text:span></text:p>
      <text:p text:style-name="P20"><text:soft-page-break/></text:p>
      <text:p text:style-name="P4"/>
      <text:p text:style-name="P4">49. p 11, paragraph 3, last 3 lines: Explain how condensation can cause ”entrainment” (That is, how does condensation create cloud core air.) How is this case different from the previous example?</text:p>
      <text:p text:style-name="P4"/>
      <text:p text:style-name="Standard"><text:span text:style-name="T128">We are </text:span><text:span text:style-name="T129">referring here to redoing our entrainment/detrainment calculations using the cloud, that is, air containing condensed liquid water, as our entrainment region instead of the cloud core. <text:s/>We have moved this statement to the discussion section, and attempted to make our intent clearer. (p19, l10)</text:span></text:p>
      <text:p text:style-name="P20"/>
      <text:p text:style-name="P4"/>
      <text:p text:style-name="P1"><text:span text:style-name="T1">50. p 12, lines 1-2: Clarify: The influence of variability </text:span><text:span text:style-name="T7">of what? </text:span><text:span text:style-name="T1">in the cloud shell </text:span><text:span text:style-name="T7">on what</text:span><text:span text:style-name="T1">?</text:span></text:p>
      <text:p text:style-name="P4"/>
      <text:p text:style-name="Standard">We have moved these lines to the discussion and attempted to clarify our writing. (p18, l11)</text:p>
      <text:p text:style-name="P20"/>
      <text:p text:style-name="P4"/>
      <text:p text:style-name="P1"><text:span text:style-name="T1">51. p 12, line 3: Clarify: Direct fluxes </text:span><text:span text:style-name="T7">of what?</text:span></text:p>
      <text:p text:style-name="P4"/>
      <text:p text:style-name="Standard">We meant “directly measured entrainment and detrainment fluxes of mass”. <text:s/>We have clarified this.</text:p>
      <text:p text:style-name="P20">(p18, l13)</text:p>
      <text:p text:style-name="P4"/>
      <text:p text:style-name="P4">52. Fig 1: I cannot tell the two dark line types apart in the right two panels.</text:p>
      <text:p text:style-name="P5"/>
      <text:p text:style-name="Standard">We have redone this figure. (now Figure 2)</text:p>
      <text:p text:style-name="P4"/>
      <text:p text:style-name="P18">Response to Reviewer B</text:p>
      <text:p text:style-name="P9"/>
      <text:p text:style-name="P8">Most of the analysis itself is sound. However, I find the interpretation of the results and the conclusions to be very much out of step with the results themselves, and with those from the Romps (2010) paper from which the “direct” technique is derived. The message the paper begins with is that the tracer method is biased relative to the direct calculation of entrainment, so a correction to the (biased) tracer method is required. Then the correction is derived, ultimately resulting in Eqs. 10 and 11. But this is presented as a correction to the directly calculated entrainment values, which are the <text:span text:style-name="T12">unbiased </text:span>measures of entrainment and detrainment! <text:s/>Doing the correction this way adds the bias into the unbiased calculation — a very strange notion. Shouldn’t the equations be presented with <text:span text:style-name="T12">E</text:span><text:span text:style-name="T11">d </text:span>and <text:span text:style-name="T12">D</text:span><text:span text:style-name="T11">d </text:span>on the LHS? </text:p>
      <text:p text:style-name="P8"/>
      <text:p text:style-name="P8">Fig. 1 continues this approach, with “the direct flux calculation corrected by the mean core shell and edge values….,” when in reality the direct flux calculation is not the one that needs correcting! In my opinion, these figures should be recast with the corrections being applied to the Siebesma and Cuijpers tracer calculation of entrainment and detrainment rather than the corrections being applied to the direct calculation.</text:p>
      <text:p text:style-name="P8"/>
      <text:p text:style-name="P14"><text:span text:style-name="T9">Then the discussion from the bottom of page 6 to the top of page 8 talks about “Correcting </text:span><text:span text:style-name="T10">E</text:span><text:span text:style-name="T11">d </text:span><text:span text:style-name="T9">and </text:span><text:span text:style-name="T10">D</text:span><text:span text:style-name="T11">d </text:span><text:span text:style-name="T9">using the mean qt of the cloud core edge… improves agreement with the bulk tracer calculations.” Again, shouldn’t you instead be using the cloud core edge </text:span><text:span text:style-name="T10">q</text:span><text:span text:style-name="T11">t </text:span><text:span text:style-name="T9">to correct, i.e., to remove the bias from, E</text:span><text:span text:style-name="T13">φ </text:span><text:span text:style-name="T9">and D</text:span><text:span text:style-name="T13">φ</text:span><text:span text:style-name="T9">? </text:span></text:p>
      <text:p text:style-name="P8"/>
      <text:p text:style-name="Standard"><text:span text:style-name="T130">Based on th</text:span><text:span text:style-name="T131">e</text:span><text:span text:style-name="T130">s</text:span><text:span text:style-name="T131">e</text:span><text:span text:style-name="T130"> and the other reviewers' comments we have substantially expanded our presentation of themotivation. <text:s/>Our</text:span><text:span text:style-name="T123"> goal is to be able to take the directly measured E and D values, which are not compatible with the simple entraining plume calculations used in GCMs, and transform them into values that are compatible. <text:s/></text:span><text:span text:style-name="T130">This transformation would then hopefully give us information concerning how the parameterized E and D values should vary with cloud core shell and edge properties. <text:s/>For instance, if the directly calculated E and D were constant with time, but the shell and edge properties were changing, this should alter the bulk tracer E and D values used in the parameterization, despite the constancy of the true E and D. <text:s/>We have attempted to add explanations of this rationale to the introduction, the <text:s/>correction calculation derivation, as well as the new discussion section. <text:s/></text:span><text:span text:style-name="T87">For completene</text:span><text:span text:style-name="T146">ss, w</text:span><text:span text:style-name="T87">e have also added the transformation equations to convert the biased bulk-tracer values into unbiased “direct” quantities.</text:span></text:p>
      <text:p text:style-name="P22"/>
      <text:p text:style-name="P7"/>
      <text:p text:style-name="P6"><text:span text:style-name="T9">The discussion here revolves around correcting the unbiased calculation when it should be based on how to move the biased tracer calculation toward the direct, unbiased measure. <text:s/>The conclusions waffle a bit between these points. On page 11–12, in the last paragraph of the paper, the authors state that which approach is the “correct” one will depend on the purpose for which the calculation is employed. That statement and the following justification are more confusing than diplomatic. Fractional entrainment rates in any GCM convective parameterization would be tuned with the unbiased (direct) calculation of entrainment and detrainment, and certainly the cloud shell variability would need to be </text:span><text:span text:style-name="T9">incorporated into the </text:span><text:soft-page-break/><text:span text:style-name="T9">entrainment assumptions. And of course the example the authors give of direct fluxes being required for aqueous chemistry necessitates an unbiased measure of entrainment and detrainment rates, too. It seems pretty clear that, numerical errors notwithstanding, the direct calculation of the entrainment and detrainment rates is the “correct” approach. The authors have developed a correction to the biased tracer calculation to approach the correct, </text:span><text:span text:style-name="T9">unbiased measure, and their conclusions should reflect this.</text:span></text:p>
      <text:p text:style-name="P8"/>
      <text:p text:style-name="Standard"><text:span text:style-name="T131">We have added a discussion section where we address these points, considering two types of parameterizations: one such as the reviewer describes, where the direct calculations, along with some kind of parameterization of the shell and edge values are used to calculate cloud properties and transports, and one where information concerning the shell, edge, and unbiased entrainment are incorporated into an equivalent entrainment rate for clouds exchanging core and environmental fluid. <text:s/>We argue that a parameterization utilizing the unbiased, direct entrainment and detrainment values would be </text:span><text:span text:style-name="T135">unnecessarily</text:span><text:span text:style-name="T131"> complex, and it is much more straightforward to use a simple entraining plume model that exchanges mean core and environment air between clouds and environment.</text:span></text:p>
      <text:p text:style-name="P20"/>
      <text:p text:style-name="P4"/>
      <text:p text:style-name="P8">The authors should address how the presence of precipitation affects the two calculations. <text:s/>Precipitation is an important component in trade cumulus and shallow cumulus (and deep convection, of course). How do the schemes compare for precipitating cloud systems and common microphysical parameterizations such as bulk schemes that partition condensate into cloud water and precipitation? Or a bin microphysics scheme characterized by a drop-size continuum from cloud to precipitation? It’s important to note that both cloud and precipitation hydrometeors can be detrained from convective updrafts. I am not asking for new calculations, just some thought and speculation on the part of the authors. <text:s/>Romps (2010) addresses this a bit and would be a good starting point.</text:p>
      <text:p text:style-name="P10"/>
      <text:p text:style-name="Standard"><text:span text:style-name="T132">We have added a discussion section, where we discuss the effects of precipitation on our calculations, </text:span><text:span text:style-name="T136">and where parts of the precipitation budgets should be included in the entrainment calculations</text:span><text:span text:style-name="T132">. <text:s/></text:span><text:span text:style-name="T136">Once precipitation is properly incorporated into the budget equations of each method, there should be </text:span></text:p>
      <text:p text:style-name="Standard">no effect on the transformations between direct and Siebesma tracer budget entrainment values. (p19, l16)</text:p>
      <text:p text:style-name="P23"/>
      <text:p text:style-name="P10"/>
      <text:p text:style-name="P10">Specific/minor comments</text:p>
      <text:p text:style-name="P8"/>
      <text:p text:style-name="P6"><text:span text:style-name="T9">1. Page 8, Second line in Subsection b. “…we now examine energy fluxes…” Although </text:span><text:span text:style-name="T10">h </text:span><text:span text:style-name="T9">is technically an energy, neither energy fluxes nor a formal energy budget are being calculated here. This sentence should be reworded.</text:span></text:p>
      <text:p text:style-name="P8"/>
      <text:p text:style-name="Standard">We have reworded the sentence. Moist static energy entrainment is now moved to Section 4 <text:s/>(p14, l16)</text:p>
      <text:p text:style-name="P20"/>
      <text:p text:style-name="P4"/>
      <text:list xml:id="list2171470910" text:style-name="L1">
        <text:list-item>
          <text:p text:style-name="P32"><text:span text:style-name="T10">Page 9, second line from bottom. </text:span><text:span text:style-name="T9">Run-on sentence</text:span><text:span text:style-name="T10">.</text:span></text:p>
        </text:list-item>
      </text:list>
      <text:p text:style-name="P11"/>
      <text:p text:style-name="Standard">We have modified the sentence.(p16, l9)</text:p>
      <text:p text:style-name="P4"><text:soft-page-break/></text:p>
      <text:p text:style-name="P5"/>
      <text:p text:style-name="Standard">Response to <text:span text:style-name="T8">Reviewer C</text:span></text:p>
      <text:p text:style-name="Standard"/>
      <text:p text:style-name="Standard"><text:s/></text:p>
      <text:p text:style-name="P12"><text:span text:style-name="T14">p. 1, abstract: The abstract lists three reasons for the di</text:span><text:span text:style-name="T16">ff</text:span><text:span text:style-name="T14">erence between the direct-measurement and bulk-tracer estimates of entrainment and detrainment (</text:span><text:span text:style-name="T20">E </text:span><text:span text:style-name="T14">and </text:span><text:span text:style-name="T20">D</text:span><text:span text:style-name="T14">): the cloud shell, Reynolds correlations, and numerical error. <text:s/>But, as shown in Figure 1, the cloud edge plays an equally important role (i.e., detrained air is drier than the cloud average).</text:span></text:p>
      <text:p text:style-name="P16"/>
      <text:p text:style-name="Standard">We have altered the abstract to reflect this point.</text:p>
      <text:p text:style-name="P21"/>
      <text:p text:style-name="Standard"/>
      <text:p text:style-name="P13">p. 4: How is precipitation handled in these runs? If precipitation is allowed, it would complicate the calculation of the last two terms in equations (5) and (6). If there is precipitation, the calculation of those four terms should be discussed.</text:p>
      <text:p text:style-name="P16"/>
      <text:p text:style-name="Standard"><text:span text:style-name="T107">Precipitation is disabled in these runs; </text:span><text:span text:style-name="T109">we have added a statement clarifying this to the model description</text:span><text:span text:style-name="T107">. <text:s/></text:span><text:span text:style-name="T108">In response to another reviewer</text:span><text:span text:style-name="T109">'</text:span><text:span text:style-name="T108">s comments, we have added a discussion of the effect precipitation would have on our results to </text:span><text:span text:style-name="T147">the new discussion section of the paper</text:span><text:span text:style-name="T108">.</text:span></text:p>
      <text:p text:style-name="P24"/>
      <text:p text:style-name="P16"/>
      <text:p text:style-name="P12"><text:span text:style-name="T14">p. 4, f</text:span><text:span text:style-name="T16">if</text:span><text:span text:style-name="T14">th to last line: “</text:span><text:span text:style-name="T16">[</text:span><text:span text:style-name="T32">φ]</text:span><text:span text:style-name="T14"> s</text:span><text:span text:style-name="T37">-1</text:span><text:span text:style-name="T14">" should be </text:span><text:span text:style-name="T16">[</text:span><text:span text:style-name="T32">φ] </text:span><text:span text:style-name="T14">kg </text:span><text:span text:style-name="T16">m</text:span><text:span text:style-name="T37">-2</text:span><text:span text:style-name="T16"> s</text:span><text:span text:style-name="T37">-1</text:span><text:span text:style-name="T14">.</text:span></text:p>
      <text:p text:style-name="P16"/>
      <text:p text:style-name="Standard"><text:span text:style-name="T109">We prefer notation that includes</text:span><text:span text:style-name="T91"> a rho in the source/sink term </text:span><text:span text:style-name="T109">of</text:span><text:span text:style-name="T91"> the equation, </text:span><text:span text:style-name="T109">but we neglected to include the rho</text:span><text:span text:style-name="T91">. <text:s/>Fixed.</text:span></text:p>
      <text:p text:style-name="P24"/>
      <text:p text:style-name="P16"/>
      <text:p text:style-name="P12"><text:span text:style-name="T14">p. 4, third to last line: How is the “average value of </text:span><text:span text:style-name="T32">φ</text:span><text:span text:style-name="T14">" calculated? Is it a time average, or is it weighted by entrainment and detrainment? I suspect it is the latter <text:s/>(i.e., </text:span><text:span text:style-name="T16">&lt;</text:span><text:span text:style-name="T29">e</text:span><text:span text:style-name="T32">φ </text:span><text:span text:style-name="T29">-d</text:span><text:span text:style-name="T32">φ</text:span><text:span text:style-name="T29">&gt;/</text:span><text:span text:style-name="T21">&lt;</text:span><text:span text:style-name="T29">e-d&gt;</text:span><text:span text:style-name="T14">), which would be consistent with the rest of the sentence.</text:span></text:p>
      <text:p text:style-name="P16"/>
      <text:p text:style-name="Standard"><text:span text:style-name="T92">It is a time average; calculating</text:span><text:span text:style-name="T93"> </text:span><text:span text:style-name="T94">&lt;</text:span><text:span text:style-name="T98">e</text:span><text:span text:style-name="T94">φ </text:span><text:span text:style-name="T98">-d</text:span><text:span text:style-name="T94">φ</text:span><text:span text:style-name="T98">&gt;/</text:span><text:span text:style-name="T102">&lt;</text:span><text:span text:style-name="T98">e-d&gt; </text:span><text:span text:style-name="T99">would defeat the purpose of the calculation, which is to find the sign of </text:span><text:span text:style-name="T94">&lt;</text:span><text:span text:style-name="T98">e</text:span><text:span text:style-name="T94">φ </text:span><text:span text:style-name="T98">-d</text:span><text:span text:style-name="T94">φ</text:span><text:span text:style-name="T98">&gt;</text:span><text:span text:style-name="T99">. <text:s/></text:span><text:span text:style-name="T100">Unintuitive as it may seem, </text:span><text:span text:style-name="T101">even with a positive definite quantity like humidity </text:span><text:span text:style-name="T100">it is possible for &lt;e-d&gt; to be positive while </text:span><text:span text:style-name="T94">&lt;</text:span><text:span text:style-name="T98">e</text:span><text:span text:style-name="T94">φ </text:span><text:span text:style-name="T98">-d</text:span><text:span text:style-name="T94">φ</text:span><text:span text:style-name="T98">&gt; is negative</text:span><text:span text:style-name="T95">. <text:s/></text:span><text:span text:style-name="T96">Physically, one can interpret this as &lt;e-d&gt; being near zero over the grid cell and </text:span><text:span text:style-name="T94">φ </text:span><text:span text:style-name="T96">being much larger for the detraining fluid in the grid cell than for the entraining fluid. <text:s/>Due to this effect, the average value of <text:s/></text:span><text:span text:style-name="T94">φ </text:span><text:span text:style-name="T96">must be a simple time average.</text:span></text:p>
      <text:p text:style-name="P33">We have modified the text to try to make this clearer. (p6, l10)</text:p>
      <text:p text:style-name="P24"/>
      <text:p text:style-name="P16"/>
      <text:p text:style-name="P14">p. 5: The use of the term “Reynolds fluxes" should be made much more precise. Does this refer to intra-grid-cell correlations during a grid cell's period of adjacency? Or to inter-grid-cell correlations?</text:p>
      <text:p text:style-name="P16"/>
      <text:p text:style-name="Standard"><text:span text:style-name="T113">W</text:span><text:span text:style-name="T110">e </text:span><text:span text:style-name="T112">use the term “Reynolds fluxes” to refer to the tendency of the cloud core to preferentially entrain air parcels with high specific humidity and upward velocity. <text:s/></text:span><text:span text:style-name="T147">To improve the readability of the text, we have removed the term “Reynolds fluxes” and instead refer to correlations between the fluid properties </text:span><text:soft-page-break/><text:span text:style-name="T147">and the entrainment rate. </text:span></text:p>
      <text:p text:style-name="P24"/>
      <text:p text:style-name="P16"/>
      <text:p text:style-name="P12"><text:span text:style-name="T14">p. 5: At this point in the text, how can we conclude that there are Reynolds </text:span><text:span text:style-name="T17">fl</text:span><text:span text:style-name="T14">uxes The entraining air might always be moister than the shell. No correlation between </text:span><text:span text:style-name="T20">e </text:span><text:span text:style-name="T14">and </text:span><text:span text:style-name="T20">q</text:span><text:span text:style-name="T26">t </text:span><text:span text:style-name="T14">is needed for this </text:span><text:span text:style-name="T17">effect</text:span><text:span text:style-name="T14">; in fact, the correlation could even be negative so long as the entrainment-weighted mean of </text:span><text:span text:style-name="T20">q</text:span><text:span text:style-name="T26">t </text:span><text:span text:style-name="T14">is higher than the cloud-shell mean.</text:span></text:p>
      <text:p text:style-name="P16"/>
      <text:p text:style-name="Standard"><text:span text:style-name="T147">We have modified the text to better explain that w</text:span><text:span text:style-name="T113">e are considering anomalies in e and q</text:span><text:span text:style-name="T43">t</text:span><text:span text:style-name="T63"> relative to values averaged over the cloud surface. <text:s/>From this point of view, any difference between the entrainment-weighted mean and the cloud-shell mean is indicative of </text:span><text:span text:style-name="T64">correlations between e and q</text:span><text:span text:style-name="T44">t</text:span><text:span text:style-name="T64">.</text:span></text:p>
      <text:p text:style-name="P25">(p 10, l20)</text:p>
      <text:p text:style-name="P15"/>
      <text:p text:style-name="P12"><text:span text:style-name="T14">p. 6, third line: It is confusing that </text:span><text:span text:style-name="T26">E </text:span><text:span text:style-name="T14">and </text:span><text:span text:style-name="T26">D </text:span><text:span text:style-name="T14">are referred to here as “the bulk tracer value of the air being entrained and detrained." Earlier, these were called the “average or </text:span><text:span text:style-name="T17">effe</text:span><text:span text:style-name="T14">ctive tracer values." Aren't these the directly measured values, not the bulk-tracer values?</text:span></text:p>
      <text:p text:style-name="P16"/>
      <text:p text:style-name="Standard"><text:span text:style-name="T113">We agree this is confusing. In the previous version </text:span><text:span text:style-name="T114"><text:s/>the E and </text:span><text:span text:style-name="T64">D</text:span><text:span text:style-name="T114"> subscripts referred both to the directly measured values, and were placeholders in the correction equations which can be replaced with directly measured values, shell/edge average values, or any other values the user desires. <text:s/>We now <text:s/>reserve E and D for the placeholder values in the corrections (e. g. equation 9), and give the directly measured entrainment and detrainment tracer values the subscripts </text:span><text:span text:style-name="T115">entrain</text:span><text:span text:style-name="T117"> and </text:span><text:span text:style-name="T115">detrain</text:span><text:span text:style-name="T117"> (e.g. p. 10, l18-l19)</text:span></text:p>
      <text:p text:style-name="P25"/>
      <text:p text:style-name="P15"/>
      <text:p text:style-name="P12"><text:span text:style-name="T14">p. 6: The page of derivation leading up to equations (10) and (11) could be omitted. <text:s/>The directly measured values and the bulk-tracer-diagnosed values are both, by d</text:span><text:span text:style-name="T17">efi</text:span><text:span text:style-name="T14">nition, consistent with the cloud budget of mass and water. So, we immediately know that</text:span></text:p>
      <text:p text:style-name="P12"><text:span text:style-name="T22">E – D =</text:span><text:span text:style-name="T14"> </text:span><text:span text:style-name="T20">E</text:span><text:span text:style-name="T26">d </text:span><text:span text:style-name="T22">- D</text:span><text:span text:style-name="T27">d</text:span></text:p>
      <text:p text:style-name="P12"><text:span text:style-name="T17">E</text:span><text:span text:style-name="T38">φ</text:span><text:span text:style-name="T17"> </text:span><text:span text:style-name="T32">φ</text:span><text:span text:style-name="T39">e</text:span><text:span text:style-name="T17"> – D</text:span><text:span text:style-name="T38">φ</text:span><text:span text:style-name="T17"> </text:span><text:span text:style-name="T32">φ</text:span><text:span text:style-name="T39">c</text:span><text:span text:style-name="T32"> </text:span><text:span text:style-name="T33">= </text:span><text:span text:style-name="T20">E</text:span><text:span text:style-name="T26">d</text:span><text:span text:style-name="T28"> </text:span><text:span text:style-name="T32">φ</text:span><text:span text:style-name="T39">E <text:s/></text:span><text:span text:style-name="T61">-</text:span><text:span text:style-name="T39"> </text:span><text:span text:style-name="T20">D</text:span><text:span text:style-name="T26">d</text:span><text:span text:style-name="T20"> </text:span><text:span text:style-name="T32">φ</text:span><text:span text:style-name="T39">D</text:span><text:span text:style-name="T62">,</text:span></text:p>
      <text:p text:style-name="P13">which can be rearranged to give (10) and (11).</text:p>
      <text:p text:style-name="P16"/>
      <text:p text:style-name="Standard">This is true, but for an audience familier with the bulk-tracer simple entraining plume equations, we think the the longer derivation more understandable (and see also comment 27 of Review A). <text:s/>Unless there is a pressing reason to shorten the paper, we would prefer to keep the long derivation.</text:p>
      <text:p text:style-name="P24"/>
      <text:p text:style-name="P16"/>
      <text:p text:style-name="P12"><text:span text:style-name="T14">page 6, fourth-to-last and last line: Why is equation (11) r</text:span><text:span text:style-name="T17">eferred</text:span><text:span text:style-name="T14"> to as “correcting" the directly measured </text:span><text:span text:style-name="T20">E</text:span><text:span text:style-name="T26">d </text:span><text:span text:style-name="T14">and </text:span><text:span text:style-name="T20">D</text:span><text:span text:style-name="T26">d</text:span><text:span text:style-name="T14">? <text:s/>It was argued in the introduction that the bulk-tracer values </text:span><text:span text:style-name="T20">E</text:span><text:span text:style-name="T26"> </text:span><text:span text:style-name="T14">and </text:span><text:span text:style-name="T20">D</text:span><text:span text:style-name="T26"> </text:span><text:span text:style-name="T14">are in error, not the </text:span><text:span text:style-name="T20">E</text:span><text:span text:style-name="T26">d </text:span><text:span text:style-name="T14">and </text:span><text:span text:style-name="T20">D</text:span><text:span text:style-name="T26">d </text:span><text:span text:style-name="T14">values.</text:span></text:p>
      <text:p text:style-name="P13"/>
      <text:p text:style-name="Standard"><text:span text:style-name="T121">Correcting is indeed the wrong term. <text:s/>We have altered reference to “correcting” to “transforming”. <text:s/>We focus on a method of transforming E</text:span><text:span text:style-name="T45">d</text:span><text:span text:style-name="T65"> and D</text:span><text:span text:style-name="T45">d</text:span><text:span text:style-name="T65"> into bulk-tracer budget values compatible with simple entraining plume calculations as we feel these are more relevant to GCM parameterization.</text:span></text:p>
      <text:p text:style-name="P4"/>
      <text:p text:style-name="P26"/>
      <text:p text:style-name="P13"/>
      <text:p text:style-name="P12"><text:soft-page-break/><text:span text:style-name="T14">p. 7, third line: Shouldn't “the corrected </text:span><text:span text:style-name="T20">E</text:span><text:span text:style-name="T26">q</text:span><text:span text:style-name="T31">t </text:span><text:span text:style-name="T14">values" be “the corrected </text:span><text:span text:style-name="T20">E</text:span><text:span text:style-name="T26">d </text:span><text:span text:style-name="T14">values" This is a paragraph that was very confusing and this typo (if it is one) added to that confusion.</text:span></text:p>
      <text:p text:style-name="P16"/>
      <text:p text:style-name="Standard">The reviewer is correct. <text:s/>Fixed. (p. 10, l2)</text:p>
      <text:p text:style-name="P20"/>
      <text:p text:style-name="P4"/>
      <text:p text:style-name="P13">p. 7, line 7: What is meant by “This reduces the correction agreement"?</text:p>
      <text:p text:style-name="P16"/>
      <text:p text:style-name="Standard"><text:span text:style-name="T122">We mean that using the q</text:span><text:span text:style-name="T46">entrain</text:span><text:span text:style-name="T66"> and q</text:span><text:span text:style-name="T46">detrain</text:span><text:span text:style-name="T66"> values instead of the q</text:span><text:span text:style-name="T46">shell</text:span><text:span text:style-name="T66"> and q</text:span><text:span text:style-name="T46">edge</text:span><text:span text:style-name="T66"> actually reduces the agreement between the Siebesma bulk tracer calculation and the transformed direct calculation values. <text:s/>We have rewritten this sent</text:span><text:span text:style-name="T77">e</text:span><text:span text:style-name="T66">nce to try to make our intent clearer. (p 11, l8)</text:span></text:p>
      <text:p text:style-name="P20"/>
      <text:p text:style-name="P4"/>
      <text:p text:style-name="P12"><text:span text:style-name="T14">p. 7, line 9: Why does this “improve the overall shape of the </text:span><text:span text:style-name="T17">fl</text:span><text:span text:style-name="T14">uxes"? <text:s/>Because it is more like the incorrect bulk-tracer </text:span><text:span text:style-name="T17">flu</text:span><text:span text:style-name="T14">xes? <text:s/>Why are we trying to replicate the bulk</text:span><text:span text:style-name="T15">-</text:span><text:span text:style-name="T14">tracer </text:span><text:span text:style-name="T20">E</text:span><text:span text:style-name="T26"> </text:span><text:span text:style-name="T14">and </text:span><text:span text:style-name="T20">D</text:span><text:span text:style-name="T26"> </text:span><text:span text:style-name="T14">from direct measurement? <text:s/>If we can already measure the bulk</text:span><text:span text:style-name="T15"> </text:span><text:span text:style-name="T14">tracer </text:span><text:span text:style-name="T20">E</text:span><text:span text:style-name="T26"> </text:span><text:span text:style-name="T14">and </text:span><text:span text:style-name="T20">D</text:span><text:span text:style-name="T26"> </text:span><text:span text:style-name="T14">using the bulk-tracer method, what is the goal here?</text:span></text:p>
      <text:p text:style-name="Standard"/>
      <text:p text:style-name="Standard">T<text:span text:style-name="T123">he goal is to be able to take the directly measured E and D values, which are not compatible with the simple entraining plume calculations used in GCMs, and transform them into values that are compatible, allowing us to better understand the dynamics of the entrainment fluxes and better parameterize how the bulk tracer entrainment and detrainment values vary with the mean environmental profile. <text:s/>While we can indeed measure the bulk tracer E and D using the bulk-tracer method, doing so convolves variations in the physical entrainment and detrainment rates with variability in the cloud shell and edge properties. <text:s/>This convolution indeed may turn out not be important, but it may give insight into ways to improve the representation of cloud subgrid fluxes in GCMs.</text:span></text:p>
      <text:p text:style-name="Standard"/>
      <text:p text:style-name="Standard">We have added this rationale explicitly to the text, and have included a more extensive discussion of these issues before the conclusions section. (Section 6)</text:p>
      <text:p text:style-name="P20"/>
      <text:p text:style-name="P4"/>
      <text:p text:style-name="P12"><text:span text:style-name="T14">p. 7, paragraph containing (12) and (13): Is the point of this paragraph that the </text:span><text:span text:style-name="T20">E</text:span><text:span text:style-name="T26"> </text:span><text:span text:style-name="T14">and </text:span><text:span text:style-name="T20">D</text:span><text:span text:style-name="T26"> </text:span><text:span text:style-name="T14">calculated using the directly measured values in (10) and (11) should be the same as the </text:span><text:span text:style-name="T20">E</text:span><text:span text:style-name="T26"> </text:span><text:span text:style-name="T14">and </text:span><text:span text:style-name="T20">D</text:span><text:span text:style-name="T26"> </text:span><text:span text:style-name="T14">calculated using the bulk-tracer method? <text:s/>If so, we already know this because equations (10) and (11) are identities. <text:s/>The only way (10) and (11) cannot be sati</text:span><text:span text:style-name="T17">sfie</text:span><text:span text:style-name="T14">d is if either equations (1) and (2) are incorrect or equations (5) and (6) are incorrect. <text:s/>Since (1) and (2) are d</text:span><text:span text:style-name="T17">efi</text:span><text:span text:style-name="T14">nitions for </text:span><text:span text:style-name="T20">E</text:span><text:span text:style-name="T26"> </text:span><text:span text:style-name="T14">and </text:span><text:span text:style-name="T20">D</text:span><text:span text:style-name="T14">, they are identities and so must be correct. <text:s/>In Figure 4 of Romps (2010), it was shown that the steady-state version of the continuity equation [which was used to convert (1) and (2) into (5) and (6)] is obeyed by the directly measured </text:span><text:span text:style-name="T20">E</text:span><text:span text:style-name="T26">d </text:span><text:span text:style-name="T14">and </text:span><text:span text:style-name="T20">D</text:span><text:span text:style-name="T26">d</text:span><text:span text:style-name="T14">. <text:s/>So, the source of the error must be in the calculation of </text:span><text:span text:style-name="T32">φ</text:span><text:span text:style-name="T39">E</text:span><text:span text:style-name="T26"> </text:span><text:span text:style-name="T14">and </text:span><text:span text:style-name="T32">φ</text:span><text:span text:style-name="T39">D</text:span><text:span text:style-name="T14">. <text:s/>The attribution of this error to “numerical errors due to the discrete grid" is unsatisfying; there should be more discussion of this, especially since the calculation of </text:span><text:span text:style-name="T32">φ</text:span><text:span text:style-name="T39">E</text:span><text:span text:style-name="T26"> </text:span><text:span text:style-name="T14">and </text:span><text:span text:style-name="T32">φ</text:span><text:span text:style-name="T39">D</text:span><text:span text:style-name="T26"> </text:span><text:span text:style-name="T14">is the main result of the paper.</text:span></text:p>
      <text:p text:style-name="P16"/>
      <text:p text:style-name="Standard"><text:span text:style-name="T125">The problem here is that, in fact the E and D calculated using the directly measured values in (10) and </text:span><text:soft-page-break/><text:span text:style-name="T125">(11) are </text:span><text:span text:style-name="T116">not</text:span><text:span text:style-name="T118"> identical to E and D calculated using the bulk-tracer method. <text:s/>The reviewer, however, is wrong in suggesting that (1) and (2) must be correct; the left sides of these equations are approximations to the non-entrainment related tracer budgets terms and can easily be wrong. <text:s/>For example, they neglect diffusion processes. <text:s/>Both the Siebesma bulk-tracer calculation and the Romps bulk-tracer calculation </text:span><text:span text:style-name="T120">(equations 12 and 13) </text:span><text:span text:style-name="T118">rely on inferring the entrainment and detrainment by calculating the vertical transports and time tendencies of bulk tracer in the cloud and environment, which Siebesma does with 1d profiles of terms like </text:span><text:span text:style-name="T106">Md</text:span><text:span text:style-name="T103">φ/</text:span><text:span text:style-name="T104">dz and Romps accomplishes by taking differences between (E-D)q</text:span><text:span text:style-name="T47">core</text:span><text:span text:style-name="T67"> and (Eq</text:span><text:span text:style-name="T47">t</text:span><text:span text:style-name="T67"> – Dq</text:span><text:span text:style-name="T47">t</text:span><text:span text:style-name="T67">). <text:s/>The errors we refer to occur in these vertical transport budgets. <text:s/></text:span></text:p>
      <text:p text:style-name="P35"/>
      <text:p text:style-name="Standard"><text:span text:style-name="T120"><text:s/></text:span><text:span text:style-name="T118">W</text:span><text:span text:style-name="T119">e</text:span><text:span text:style-name="T124"> have added a figure (Figure 4) and expanded the discussion of these error</text:span><text:span text:style-name="T126">s</text:span><text:span text:style-name="T124"> into a new subsection, (3c) </text:span><text:span text:style-name="T125">which hopefully will make our point clear</text:span><text:span text:style-name="T124">. <text:s text:c="2"/></text:span></text:p>
      <text:p text:style-name="P20"/>
      <text:p text:style-name="P4"/>
      <text:p text:style-name="P12"><text:span text:style-name="T14">p. 8, </text:span><text:span text:style-name="T17">fi</text:span><text:span text:style-name="T14">rst line: What is meant by the statement that direct measurement of </text:span><text:span text:style-name="T20">E </text:span><text:span text:style-name="T14">and </text:span><text:span text:style-name="T20">D </text:span><text:span text:style-name="T14">is “more consistent with the model formulation than S</text:span><text:span text:style-name="T17">i</text:span><text:span text:style-name="T14">ebesma's"? <text:s/>I thought the problem with the bulk-tracer diagnosis was that it uses </text:span><text:span text:style-name="T32">φ</text:span><text:span text:style-name="T39">c</text:span><text:span text:style-name="T26"> </text:span><text:span text:style-name="T14">and </text:span><text:span text:style-name="T32">φ</text:span><text:span text:style-name="T41">e</text:span><text:span text:style-name="T26"> </text:span><text:span text:style-name="T14">as approximations for </text:span><text:span text:style-name="T32">φ</text:span><text:span text:style-name="T39">D</text:span><text:span text:style-name="T26"> </text:span><text:span text:style-name="T14">and </text:span><text:span text:style-name="T32">φ</text:span><text:span text:style-name="T39">E</text:span><text:span text:style-name="T14">.</text:span></text:p>
      <text:p text:style-name="P16"/>
      <text:p text:style-name="Standard"><text:span text:style-name="T67">Since the Romps calculations of (Eq</text:span><text:span text:style-name="T47">t</text:span><text:span text:style-name="T67"> – Dq</text:span><text:span text:style-name="T47">t</text:span><text:span text:style-name="T67">) and (E-D)q</text:span><text:span text:style-name="T47">core </text:span><text:span text:style-name="T67">are done in the model code at each timestep, we feel they are more likely consistent with the 'true' model </text:span><text:span text:style-name="T68">tracer </text:span><text:span text:style-name="T67">budget than </text:span><text:span text:style-name="T68">the Siebesma </text:span><text:span text:style-name="T67">calculations based on difference equations of 1d profiles of mean cloud core properties. <text:s/></text:span><text:span text:style-name="T74">We have expanded the text to try to make this clearer in Sec 3c</text:span></text:p>
      <text:p text:style-name="P20"/>
      <text:p text:style-name="P4"/>
      <text:p text:style-name="P12"><text:span text:style-name="T14">p. 8, second line: It is written that “Romps' calculation requires </text:span><text:span text:style-name="T17">fi</text:span><text:span text:style-name="T14">nding the di</text:span><text:span text:style-name="T17">ff</text:span><text:span text:style-name="T14">erence of two large quantities [</text:span><text:span text:style-name="T32">φ</text:span><text:span text:style-name="T39">c</text:span><text:span text:style-name="T14">(</text:span><text:span text:style-name="T20">E</text:span><text:span text:style-name="T26">d </text:span><text:span text:style-name="T30">- </text:span><text:span text:style-name="T20">D</text:span><text:span text:style-name="T26">d</text:span><text:span text:style-name="T14">) and (</text:span><text:span text:style-name="T20">E</text:span><text:span text:style-name="T32">φ</text:span><text:span text:style-name="T33">)</text:span><text:span text:style-name="T39">d</text:span><text:span text:style-name="T26"> </text:span><text:span text:style-name="T30">-</text:span><text:span text:style-name="T14">(</text:span><text:span text:style-name="T20">D</text:span><text:span text:style-name="T32">φ</text:span><text:span text:style-name="T14">)</text:span><text:span text:style-name="T39">d </text:span><text:span text:style-name="T14">], with all the numerical problems that implies." <text:s/>Why would the direct measurement method of Romps (2010) involve</text:span><text:span text:style-name="T20"> </text:span><text:span text:style-name="T32">φ</text:span><text:span text:style-name="T39">c</text:span><text:span text:style-name="T14">? <text:s/>Why would these two quantities be di</text:span><text:span text:style-name="T17">ff</text:span><text:span text:style-name="T14">erenced? <text:s/>What are the numerical problems that are referred to here?</text:span></text:p>
      <text:p text:style-name="P16"/>
      <text:p text:style-name="Standard">T<text:span text:style-name="T126">he direct measurement method indeed does not involve </text:span><text:span text:style-name="T94">φ</text:span><text:span text:style-name="T54">c</text:span><text:span text:style-name="T75">, </text:span><text:span text:style-name="T76">but we are referring here to the bulk-tracer calculation E</text:span><text:span text:style-name="T55">q</text:span><text:span text:style-name="T76"> = [</text:span><text:span text:style-name="T67">(E-D)q</text:span><text:span text:style-name="T47">core</text:span><text:span text:style-name="T67"> </text:span><text:span text:style-name="T68">-</text:span><text:span text:style-name="T67"> (Eq</text:span><text:span text:style-name="T47">t</text:span><text:span text:style-name="T67"> – Dq</text:span><text:span text:style-name="T47">t</text:span><text:span text:style-name="T67">)</text:span><text:span text:style-name="T68">]/(q</text:span><text:span text:style-name="T48">core</text:span><text:span text:style-name="T68"> – q</text:span><text:span text:style-name="T48">env</text:span><text:span text:style-name="T68">). <text:s/>We discuss this much more extensively in the new section on the tracer budget errors, which hopefully clears up the confusion.</text:span></text:p>
      <text:p text:style-name="P27"/>
      <text:p text:style-name="P17"/>
      <text:p text:style-name="P12"><text:span text:style-name="T14">p. 8, fourth line: This line implies that Siebesma's bulk-tracer method s</text:span><text:span text:style-name="T17">uff</text:span><text:span text:style-name="T14">ers from some numerical error. <text:s/>What numerical error is that? <text:s/>Equations (1) and (2) de</text:span><text:span text:style-name="T17">fi</text:span><text:span text:style-name="T14">ne </text:span><text:span text:style-name="T20">E</text:span><text:span text:style-name="T26"> </text:span><text:span text:style-name="T14">and </text:span><text:span text:style-name="T20">D</text:span><text:span text:style-name="T14">. <text:s/>Can't the error in the mean of those d</text:span><text:span text:style-name="T17">efin</text:span><text:span text:style-name="T14">itions be reduced arbitrarily by averaging over su</text:span><text:span text:style-name="T17">ffi</text:span><text:span text:style-name="T14">ciently long times?</text:span></text:p>
      <text:p text:style-name="P16"/>
      <text:p text:style-name="Standard">Unfortunately we have not been able to identify the nature of the numerical error. <text:s/>In fact, we may be erring in referring to this as numerical error; the error may be neglect of the tracer diffusion terms in the Siebesma bulk tracer budget, or some other term we have not considered. <text:s/>Rather we should have simply referred to the differences between the Romps bulk tracer budget calculation and the Siebesma bulk tracer budget calculation as 'errors', with differences between the numerical methods used in each as one possible source of error. <text:s/>We have altered our discussion to reflect this.</text:p>
      <text:p text:style-name="P20"/>
      <text:p text:style-name="P4"><text:soft-page-break/></text:p>
      <text:p text:style-name="P12"><text:span text:style-name="T14">p. 8, subsection b: If </text:span><text:span text:style-name="T20">h </text:span><text:span text:style-name="T14">and </text:span><text:span text:style-name="T20">q</text:span><text:span text:style-name="T26">t </text:span><text:span text:style-name="T14">are so similar, and since the discussion so far has been about </text:span><text:span text:style-name="T20">q</text:span><text:span text:style-name="T26">t</text:span><text:span text:style-name="T14">, why the switch to studying </text:span><text:span text:style-name="T20">h</text:span><text:span text:style-name="T14">?</text:span></text:p>
      <text:p text:style-name="P4"/>
      <text:p text:style-name="P12"><text:span text:style-name="T14">p. 8, line 14: “while </text:span><text:span text:style-name="T20">h</text:span><text:span text:style-name="T42">D</text:span><text:span text:style-name="T26"> </text:span><text:span text:style-name="T14">is smaller" should be “while </text:span><text:span text:style-name="T20">h</text:span><text:span text:style-name="T42">E</text:span><text:span text:style-name="T26"> </text:span><text:span text:style-name="T14">is smaller".</text:span></text:p>
      <text:p text:style-name="P4"/>
      <text:p text:style-name="P12"><text:span text:style-name="T14">p. 8, line 15: It is assumed here that </text:span><text:span text:style-name="T20">h</text:span><text:span text:style-name="T26">E </text:span><text:span text:style-name="T20">&gt; h </text:span><text:span text:style-name="T14">in the shell implies the presence of “Reynolds </text:span><text:span text:style-name="T18">fl</text:span><text:span text:style-name="T14">ux correlations between </text:span><text:span text:style-name="T20">e </text:span><text:span text:style-name="T14">and </text:span><text:span text:style-name="T20">h</text:span><text:span text:style-name="T14">". <text:s/>But, there need not be any correlation between </text:span><text:span text:style-name="T20">h </text:span><text:span text:style-name="T14">and positive </text:span><text:span text:style-name="T20">e </text:span><text:span text:style-name="T14">to make </text:span><text:span text:style-name="T23">h</text:span><text:span text:style-name="T42">E</text:span><text:span text:style-name="T23"> </text:span><text:span text:style-name="T14">larger than cloud shell </text:span><text:span text:style-name="T20">h</text:span><text:span text:style-name="T14">.</text:span></text:p>
      <text:p text:style-name="P30"/>
      <text:p text:style-name="P12"><text:span text:style-name="T14">p. 8, last line: The paper says “</text:span><text:span text:style-name="T20">E</text:span><text:span text:style-name="T26">d </text:span><text:span text:style-name="T14">is reduced by 0.2 by the </text:span><text:span text:style-name="T20">A </text:span><text:span text:style-name="T14">correction," but my reading of Figure 2b is that </text:span><text:span text:style-name="T20">E</text:span><text:span text:style-name="T26">d </text:span><text:span text:style-name="T14">is multiplied by 0.6.</text:span></text:p>
      <text:p text:style-name="P4"/>
      <text:p text:style-name="P12"><text:span text:style-name="T14">p. 8, last line: The same line says that “0.45 of </text:span><text:span text:style-name="T20">D</text:span><text:span text:style-name="T26">d </text:span><text:span text:style-name="T14">is removed by </text:span><text:span text:style-name="T20">B</text:span><text:span text:style-name="T14">", but it looks to me like 0.2. It would help if “reduced by X" were made more sp</text:span><text:span text:style-name="T18">ecific</text:span><text:span text:style-name="T14">. <text:s/>For example, it could mean </text:span><text:span text:style-name="T20">f </text:span><text:span text:style-name="T23">-&gt;</text:span><text:span text:style-name="T28"> </text:span><text:span text:style-name="T20">Xf</text:span><text:span text:style-name="T14">, or </text:span><text:span text:style-name="T20">f </text:span><text:span text:style-name="T23">-&gt;</text:span><text:span text:style-name="T28"> </text:span><text:span text:style-name="T14">(1 </text:span><text:span text:style-name="T18">–</text:span><text:span text:style-name="T28"> </text:span><text:span text:style-name="T20">X</text:span><text:span text:style-name="T14">)</text:span><text:span text:style-name="T20">f</text:span><text:span text:style-name="T14">. <text:s/>I think the point is that </text:span><text:span text:style-name="T20">A </text:span><text:span text:style-name="T14">or </text:span><text:span text:style-name="T20">B </text:span><text:span text:style-name="T14">equals </text:span><text:span text:style-name="T20">X</text:span><text:span text:style-name="T14">, but it is hard to tell.</text:span></text:p>
      <text:p text:style-name="P30"/>
      <text:p text:style-name="P12"><text:span text:style-name="T14">p. 9, top two lines: It says that “</text:span><text:span text:style-name="T20">A </text:span><text:span text:style-name="T14">is unchanged but </text:span><text:span text:style-name="T20">B </text:span><text:span text:style-name="T14">increases to 0.6", but my reading of Figure 2 is that this should say “</text:span><text:span text:style-name="T20">B </text:span><text:span text:style-name="T14">is unchanged but </text:span><text:span text:style-name="T20">A </text:span><text:span text:style-name="T14">decreases to 0</text:span><text:span text:style-name="T20">.</text:span><text:span text:style-name="T14">4".</text:span></text:p>
      <text:p text:style-name="P16"/>
      <text:p text:style-name="Standard"><text:span text:style-name="T137">We have removed this section, and <text:s/>replaced it with an explicit calculation of the E</text:span><text:span text:style-name="T58">wT</text:span><text:span text:style-name="T80"> and D</text:span><text:span text:style-name="T58">wT</text:span><text:span text:style-name="T80"> values showing differences from E and D calculated with <text:s/>q</text:span><text:span text:style-name="T58">t </text:span><text:span text:style-name="T80">and h. (Section 4)</text:span></text:p>
      <text:p text:style-name="P25"/>
      <text:p text:style-name="P15"/>
      <text:p text:style-name="P12"><text:span text:style-name="T14">p. 10, middle paragraph: It is written that “as this air continues to rise more condensation occurs, which heats the updraft, makes it positively buoyant, and thus entrains it into the core. In this way, entrainment is positively correlated with both </text:span><text:span text:style-name="T20">q</text:span><text:span text:style-name="T26">t </text:span><text:span text:style-name="T14">and </text:span><text:span text:style-name="T20">w</text:span><text:span text:style-name="T14">." <text:s/>Is the sounding so unstable that the latent heat release can cause negatively buoyant</text:span><text:span text:style-name="T16"> </text:span><text:span text:style-name="T14">parcels to become positively buoyant above the level of free convection? <text:s/>How did the parcel become negatively buoyant in the </text:span><text:span text:style-name="T18">fi</text:span><text:span text:style-name="T14">rst place? Why doesn't this a</text:span><text:span text:style-name="T18">ffe</text:span><text:span text:style-name="T14">ct </text:span><text:span text:style-name="T32">φ</text:span><text:span text:style-name="T40">D</text:span><text:span text:style-name="T34">?</text:span></text:p>
      <text:p text:style-name="P14"/>
      <text:p text:style-name="Standard"><text:span text:style-name="T149">The mean sounding does not have to be so unstable that latent heat release converts negatively buoyant parcels to positively buoyant parcels, only local conditions must be. <text:s/>The negative buoyancy fluid could, for example, be recently detrained from the side of the cloud and pulled upward into its wake by pressure forces. <text:s/>This </text:span><text:span text:style-name="T151">possible mechanism </text:span><text:span text:style-name="T149">is just supposition on our part; the fact is that entrainment events like this are common throughout the model domain. <text:s/></text:span><text:span text:style-name="T151">If they were not common</text:span><text:span text:style-name="T149">, the effective entrainment value of w would not be so high.</text:span><text:span text:style-name="T83"> <text:s/></text:span><text:span text:style-name="T149">We do not understand why this doesn't affect </text:span><text:span text:style-name="T150">φ</text:span><text:span text:style-name="T60">D</text:span><text:span text:style-name="T82">.</text:span></text:p>
      <text:p text:style-name="P24"/>
      <text:p text:style-name="P16"/>
      <text:p text:style-name="P12"><text:span text:style-name="T14">p. 10, middle paragraph: The last sentence of this paragraph references the size of the Reynolds </text:span><text:span text:style-name="T19">fl</text:span><text:span text:style-name="T14">ux terms as evidence for their existence, but the size is never quan</text:span><text:span text:style-name="T19">tified</text:span><text:span text:style-name="T14">. <text:s/>Is this because it is not known how to distinguish between Reynolds </text:span><text:span text:style-name="T19">flu</text:span><text:span text:style-name="T14">xes and numerical error? <text:s/>Given the emphasis on the Reynolds </text:span><text:span text:style-name="T19">flu</text:span><text:span text:style-name="T14">xes, it would </text:span><text:span text:style-name="T14">be nice to see pr</text:span><text:span text:style-name="T19">ofiles</text:span><text:span text:style-name="T14"> of </text:span><text:span text:style-name="T19">flu</text:span><text:span text:style-name="T14">xes of the mean (e.g., </text:span><text:span text:style-name="T24">E</text:span><text:span text:style-name="T35">φ</text:span><text:span text:style-name="T14">) and Reynolds </text:span><text:span text:style-name="T19">fl</text:span><text:span text:style-name="T14">xes (</text:span><text:span text:style-name="T24">E</text:span><text:span text:style-name="T25">'</text:span><text:span text:style-name="T35">φ</text:span><text:span text:style-name="T36">'</text:span><text:span text:style-name="T35"> </text:span><text:span text:style-name="T14">).</text:span></text:p>
      <text:p text:style-name="P16"/>
      <text:p text:style-name="Standard"><text:span text:style-name="T110">When we refer to Reynolds fluxes, we are considering fluctuations in the various tracers </text:span><text:span text:style-name="T127">and E </text:span><text:span text:style-name="T110">relative </text:span><text:soft-page-break/><text:span text:style-name="T110">to the mean value of the cloud core shell and edge. <text:s/></text:span><text:span text:style-name="T148">As such, the magnitude of the fluxes is proportional to the difference between </text:span><text:span text:style-name="T94"><text:s/>φ</text:span><text:span text:style-name="T56">shell</text:span><text:span text:style-name="T94"> </text:span><text:span text:style-name="T97">and </text:span><text:span text:style-name="T94">φ</text:span><text:span text:style-name="T56">E</text:span><text:span text:style-name="T148">. <text:s/></text:span><text:span text:style-name="T145">Since this was not clear, we have removed the term “Reynolds fluxes” and now simply refer to correlations between local fluid properties and the entrainment rate.</text:span></text:p>
      <text:p text:style-name="P37"/>
      <text:p text:style-name="P3"/>
      <text:p text:style-name="P12"><text:span text:style-name="T14">p. 10, subsection d: Since </text:span><text:span text:style-name="T20">h </text:span><text:span text:style-name="T14">and </text:span><text:span text:style-name="T20">q</text:span><text:span text:style-name="T26">t </text:span><text:span text:style-name="T14">are so tightly anticorrelated, Figure 4 duplicates the pr</text:span><text:span text:style-name="T19">ofiles</text:span><text:span text:style-name="T14"> in Figure 2b (modulated by the depth of cloud). Is this </text:span><text:span text:style-name="T19">fig</text:span><text:span text:style-name="T14">ure necessary?</text:span></text:p>
      <text:p text:style-name="P13"/>
      <text:p text:style-name="Standard"><text:span text:style-name="T111">We </text:span><text:span text:style-name="T144">have removed the old</text:span><text:span text:style-name="T111"> Figure </text:span><text:span text:style-name="T144">2</text:span><text:span text:style-name="T111">, </text:span><text:span text:style-name="T144">so that Figure 4 (now 6) is the only presentation of A and B, and is limited to q</text:span><text:span text:style-name="T59">t</text:span><text:span text:style-name="T81"> and w. <text:s/>The tight correlation is mentioned at the top of p. 15.</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Times New Roman1" svg:font-family="'Times New Roman'" style:font-family-generic="roman"/>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11-11T11:28:16</meta:creation-date>
    <dc:date>2011-01-16T21:19:05</dc:date>
    <meta:editing-duration>PT938H23M16S</meta:editing-duration>
    <meta:editing-cycles>65</meta:editing-cycles>
    <meta:generator>OpenOffice.org/3.1$Unix OpenOffice.org_project/310m19$Build-9420</meta:generator>
    <meta:document-statistic meta:table-count="0" meta:image-count="0" meta:object-count="0" meta:page-count="15" meta:paragraph-count="172" meta:word-count="6056" meta:character-count="34969"/>
  </office:meta>
</office:document-meta>
</file>